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81in" style:rel-column-width="1538*"/>
    </style:style>
    <style:style style:name="Table1.B" style:family="table-column">
      <style:table-column-properties style:column-width="5.625in" style:rel-column-width="8100*"/>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9999"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0681in" style:rel-column-width="1538*"/>
    </style:style>
    <style:style style:name="Table2.B" style:family="table-column">
      <style:table-column-properties style:column-width="1.1194in" style:rel-column-width="1612*"/>
    </style:style>
    <style:style style:name="Table2.C" style:family="table-column">
      <style:table-column-properties style:column-width="3.5028in" style:rel-column-width="5044*"/>
    </style:style>
    <style:style style:name="Table2.D" style:family="table-column">
      <style:table-column-properties style:column-width="1.0028in" style:rel-column-width="1444*"/>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D1" style:family="table-cell">
      <style:table-cell-properties fo:background-color="#b2b2b2"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51923"/>
    </style:style>
    <style:style style:name="P2" style:family="paragraph" style:parent-style-name="Standard">
      <style:text-properties officeooo:paragraph-rsid="0009bb0c"/>
    </style:style>
    <style:style style:name="P3" style:family="paragraph" style:parent-style-name="Standard">
      <style:text-properties fo:font-style="normal" style:text-underline-style="none" fo:font-weight="normal" officeooo:rsid="001ee1fc" officeooo:paragraph-rsid="001ee1fc"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2115c3" officeooo:paragraph-rsid="002115c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eff09" officeooo:paragraph-rsid="002eff09"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389ab1" officeooo:paragraph-rsid="00389ab1" style:font-style-asian="normal" style:font-weight-asian="normal" style:font-style-complex="normal" style:font-weight-complex="normal"/>
    </style:style>
    <style:style style:name="P7" style:family="paragraph" style:parent-style-name="Standard">
      <style:text-properties fo:font-style="italic" style:text-underline-style="solid" style:text-underline-width="auto" style:text-underline-color="font-color" fo:font-weight="bold" officeooo:rsid="00051923" officeooo:paragraph-rsid="00051923"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051923" officeooo:paragraph-rsid="00246f17"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51923" officeooo:paragraph-rsid="002a3ef3" style:font-style-asian="italic" style:font-weight-asian="bold" style:font-style-complex="italic" style:font-weight-complex="bold"/>
    </style:style>
    <style:style style:name="P10" style:family="paragraph" style:parent-style-name="Standard">
      <style:text-properties fo:font-style="italic" style:text-underline-style="none" fo:font-weight="bold" officeooo:rsid="001ee1fc" officeooo:paragraph-rsid="001ee1fc"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1ee1fc" officeooo:paragraph-rsid="002033b1"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1ee1fc" officeooo:paragraph-rsid="00246f17" style:font-style-asian="italic" style:font-weight-asian="bold" style:font-style-complex="italic" style:font-weight-complex="bold"/>
    </style:style>
    <style:style style:name="P13" style:family="paragraph" style:parent-style-name="Standard">
      <style:text-properties fo:font-style="italic" style:text-underline-style="none" fo:font-weight="bold" officeooo:rsid="001ee1fc" officeooo:paragraph-rsid="00275f39" style:font-style-asian="italic" style:font-weight-asian="bold" style:font-style-complex="italic" style:font-weight-complex="bold"/>
    </style:style>
    <style:style style:name="P14" style:family="paragraph" style:parent-style-name="Standard">
      <style:text-properties fo:font-style="italic" style:text-underline-style="none" fo:font-weight="bold" officeooo:rsid="001ee1fc" officeooo:paragraph-rsid="00284d36" style:font-style-asian="italic" style:font-weight-asian="bold" style:font-style-complex="italic" style:font-weight-complex="bold"/>
    </style:style>
    <style:style style:name="P15" style:family="paragraph" style:parent-style-name="Standard">
      <style:text-properties fo:font-style="italic" style:text-underline-style="none" fo:font-weight="bold" officeooo:rsid="001ee1fc" officeooo:paragraph-rsid="002a3ef3"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1ee1fc" officeooo:paragraph-rsid="002b834b" style:font-style-asian="italic" style:font-weight-asian="bold" style:font-style-complex="italic" style:font-weight-complex="bold"/>
    </style:style>
    <style:style style:name="P17" style:family="paragraph" style:parent-style-name="Standard">
      <style:text-properties fo:font-style="italic" style:text-underline-style="none" fo:font-weight="bold" officeooo:rsid="001ee1fc" officeooo:paragraph-rsid="002cd6bf" style:font-style-asian="italic" style:font-weight-asian="bold" style:font-style-complex="italic" style:font-weight-complex="bold"/>
    </style:style>
    <style:style style:name="P18" style:family="paragraph" style:parent-style-name="Standard">
      <style:text-properties fo:font-style="italic" style:text-underline-style="none" fo:font-weight="bold" officeooo:rsid="001ee1fc" officeooo:paragraph-rsid="002eff09" style:font-style-asian="italic" style:font-weight-asian="bold" style:font-style-complex="italic" style:font-weight-complex="bold"/>
    </style:style>
    <style:style style:name="P19" style:family="paragraph" style:parent-style-name="Standard">
      <style:text-properties fo:font-style="italic" style:text-underline-style="none" fo:font-weight="bold" officeooo:rsid="001ee1fc" officeooo:paragraph-rsid="0030eb52" style:font-style-asian="italic" style:font-weight-asian="bold" style:font-style-complex="italic" style:font-weight-complex="bold"/>
    </style:style>
    <style:style style:name="P20" style:family="paragraph" style:parent-style-name="Standard">
      <style:text-properties fo:font-style="italic" style:text-underline-style="none" fo:font-weight="bold" officeooo:rsid="001ee1fc" officeooo:paragraph-rsid="00348b70" style:font-style-asian="italic" style:font-weight-asian="bold" style:font-style-complex="italic" style:font-weight-complex="bold"/>
    </style:style>
    <style:style style:name="P21" style:family="paragraph" style:parent-style-name="Standard">
      <style:text-properties fo:font-style="italic" style:text-underline-style="none" fo:font-weight="bold" officeooo:rsid="001ee1fc" officeooo:paragraph-rsid="00362c4e" style:font-style-asian="italic" style:font-weight-asian="bold" style:font-style-complex="italic" style:font-weight-complex="bold"/>
    </style:style>
    <style:style style:name="P22" style:family="paragraph" style:parent-style-name="Standard">
      <style:text-properties fo:font-style="italic" style:text-underline-style="none" fo:font-weight="bold" officeooo:rsid="001ee1fc" officeooo:paragraph-rsid="0036afe2" style:font-style-asian="italic" style:font-weight-asian="bold" style:font-style-complex="italic" style:font-weight-complex="bold"/>
    </style:style>
    <style:style style:name="P23" style:family="paragraph" style:parent-style-name="Standard">
      <style:text-properties fo:font-style="italic" style:text-underline-style="none" fo:font-weight="bold" officeooo:rsid="001ee1fc" officeooo:paragraph-rsid="00389ab1" style:font-style-asian="italic" style:font-weight-asian="bold" style:font-style-complex="italic" style:font-weight-complex="bold"/>
    </style:style>
    <style:style style:name="P24" style:family="paragraph" style:parent-style-name="Standard">
      <style:text-properties fo:font-style="italic" style:text-underline-style="none" fo:font-weight="bold" officeooo:rsid="002033b1" officeooo:paragraph-rsid="002033b1" style:font-style-asian="italic" style:font-weight-asian="bold" style:font-style-complex="italic" style:font-weight-complex="bold"/>
    </style:style>
    <style:style style:name="P25" style:family="paragraph" style:parent-style-name="Standard">
      <style:text-properties fo:font-style="italic" style:text-underline-style="none" fo:font-weight="bold" officeooo:rsid="00284d36" officeooo:paragraph-rsid="002a3ef3" style:font-style-asian="italic" style:font-weight-asian="bold" style:font-style-complex="italic" style:font-weight-complex="bold"/>
    </style:style>
    <style:style style:name="P26" style:family="paragraph" style:parent-style-name="Standard">
      <style:text-properties fo:font-style="italic" style:text-underline-style="none" fo:font-weight="bold" officeooo:rsid="00284d36" officeooo:paragraph-rsid="002cd6bf" style:font-style-asian="italic" style:font-weight-asian="bold" style:font-style-complex="italic" style:font-weight-complex="bold"/>
    </style:style>
    <style:style style:name="P27" style:family="paragraph" style:parent-style-name="Standard">
      <style:text-properties fo:font-style="italic" style:text-underline-style="none" fo:font-weight="bold" officeooo:rsid="002eff09" officeooo:paragraph-rsid="002eff09" style:font-style-asian="italic" style:font-weight-asian="bold" style:font-style-complex="italic" style:font-weight-complex="bold"/>
    </style:style>
    <style:style style:name="P28" style:family="paragraph" style:parent-style-name="Standard">
      <style:text-properties fo:font-style="italic" style:text-underline-style="none" fo:font-weight="bold" officeooo:rsid="002eff09" officeooo:paragraph-rsid="0030eb52" style:font-style-asian="italic" style:font-weight-asian="bold" style:font-style-complex="italic" style:font-weight-complex="bold"/>
    </style:style>
    <style:style style:name="P29" style:family="paragraph" style:parent-style-name="Standard">
      <style:text-properties fo:font-style="italic" style:text-underline-style="none" fo:font-weight="bold" officeooo:rsid="002eff09" officeooo:paragraph-rsid="00336bf6" style:font-style-asian="italic" style:font-weight-asian="bold" style:font-style-complex="italic" style:font-weight-complex="bold"/>
    </style:style>
    <style:style style:name="P30" style:family="paragraph" style:parent-style-name="Standard">
      <style:text-properties officeooo:rsid="002f816d" officeooo:paragraph-rsid="002f816d"/>
    </style:style>
    <style:style style:name="P31" style:family="paragraph" style:parent-style-name="Standard">
      <style:text-properties officeooo:paragraph-rsid="00389ab1"/>
    </style:style>
    <style:style style:name="P32" style:family="paragraph" style:parent-style-name="Title">
      <style:text-properties officeooo:paragraph-rsid="00246f17"/>
    </style:style>
    <style:style style:name="P33" style:family="paragraph" style:parent-style-name="Title">
      <style:text-properties officeooo:paragraph-rsid="00389ab1"/>
    </style:style>
    <style:style style:name="P34" style:family="paragraph" style:parent-style-name="Standard">
      <style:text-properties fo:font-style="normal" style:text-underline-style="none" fo:font-weight="normal" officeooo:rsid="001ee1fc" officeooo:paragraph-rsid="001ee1fc"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75f39" officeooo:paragraph-rsid="00284d3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84d36" officeooo:paragraph-rsid="00284d36"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b834b" officeooo:paragraph-rsid="002b834b"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389ab1" officeooo:paragraph-rsid="00389ab1"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3d60a8" officeooo:paragraph-rsid="003d60a8"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3f18c2" officeooo:paragraph-rsid="003f18c2"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3f18c2" officeooo:paragraph-rsid="0040d873"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3f18c2" officeooo:paragraph-rsid="00419fd7"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419fd7" officeooo:paragraph-rsid="00419fd7"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42f564" officeooo:paragraph-rsid="0042f564"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43cb8f" officeooo:paragraph-rsid="0043cb8f"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43cb8f" officeooo:paragraph-rsid="0046dad0"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43cb8f" officeooo:paragraph-rsid="004815a0"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450392" officeooo:paragraph-rsid="00450392" style:font-style-asian="normal" style:font-weight-asian="normal" style:font-style-complex="normal" style:font-weight-complex="normal"/>
    </style:style>
    <style:style style:name="P49" style:family="paragraph" style:parent-style-name="Standard">
      <style:text-properties officeooo:paragraph-rsid="00389ab1"/>
    </style:style>
    <style:style style:name="P50" style:family="paragraph" style:parent-style-name="Standard">
      <style:text-properties fo:font-style="italic" style:text-underline-style="none" fo:font-weight="bold" officeooo:rsid="001ee1fc" officeooo:paragraph-rsid="0039c45b" style:font-style-asian="italic" style:font-weight-asian="bold" style:font-style-complex="italic" style:font-weight-complex="bold"/>
    </style:style>
    <style:style style:name="P51" style:family="paragraph" style:parent-style-name="Standard">
      <style:text-properties fo:font-style="italic" style:text-underline-style="none" fo:font-weight="bold" officeooo:rsid="001ee1fc" officeooo:paragraph-rsid="003be327" style:font-style-asian="italic" style:font-weight-asian="bold" style:font-style-complex="italic" style:font-weight-complex="bold"/>
    </style:style>
    <style:style style:name="P52" style:family="paragraph" style:parent-style-name="Standard">
      <style:text-properties fo:font-style="italic" style:text-underline-style="none" fo:font-weight="bold" officeooo:rsid="001ee1fc" officeooo:paragraph-rsid="003f18c2" style:font-style-asian="italic" style:font-weight-asian="bold" style:font-style-complex="italic" style:font-weight-complex="bold"/>
    </style:style>
    <style:style style:name="P53" style:family="paragraph" style:parent-style-name="Standard">
      <style:text-properties fo:font-style="italic" style:text-underline-style="none" fo:font-weight="bold" officeooo:rsid="001ee1fc" officeooo:paragraph-rsid="00419fd7" style:font-style-asian="italic" style:font-weight-asian="bold" style:font-style-complex="italic" style:font-weight-complex="bold"/>
    </style:style>
    <style:style style:name="P54" style:family="paragraph" style:parent-style-name="Standard">
      <style:text-properties fo:font-style="italic" style:text-underline-style="none" fo:font-weight="bold" officeooo:rsid="001ee1fc" officeooo:paragraph-rsid="0042f564" style:font-style-asian="italic" style:font-weight-asian="bold" style:font-style-complex="italic" style:font-weight-complex="bold"/>
    </style:style>
    <style:style style:name="P55" style:family="paragraph" style:parent-style-name="Standard">
      <style:text-properties fo:font-style="italic" style:text-underline-style="none" fo:font-weight="bold" officeooo:rsid="001ee1fc" officeooo:paragraph-rsid="0046dad0" style:font-style-asian="italic" style:font-weight-asian="bold" style:font-style-complex="italic" style:font-weight-complex="bold"/>
    </style:style>
    <style:style style:name="P56" style:family="paragraph" style:parent-style-name="Standard">
      <style:text-properties fo:font-style="italic" style:text-underline-style="none" fo:font-weight="bold" officeooo:rsid="001ee1fc" officeooo:paragraph-rsid="004815a0" style:font-style-asian="italic" style:font-weight-asian="bold" style:font-style-complex="italic" style:font-weight-complex="bold"/>
    </style:style>
    <style:style style:name="P57" style:family="paragraph" style:parent-style-name="Standard">
      <style:text-properties fo:font-style="italic" style:text-underline-style="none" fo:font-weight="bold" officeooo:rsid="001ee1fc" officeooo:paragraph-rsid="004d6801" style:font-style-asian="italic" style:font-weight-asian="bold" style:font-style-complex="italic" style:font-weight-complex="bold"/>
    </style:style>
    <style:style style:name="P58" style:family="paragraph" style:parent-style-name="Standard">
      <style:text-properties fo:font-style="italic" style:text-underline-style="none" fo:font-weight="bold" officeooo:rsid="003f18c2" officeooo:paragraph-rsid="003f18c2" style:font-style-asian="italic" style:font-weight-asian="bold" style:font-style-complex="italic" style:font-weight-complex="bold"/>
    </style:style>
    <style:style style:name="P59" style:family="paragraph" style:parent-style-name="Standard">
      <style:text-properties fo:font-style="italic" style:text-underline-style="none" fo:font-weight="bold" officeooo:rsid="004815a0" officeooo:paragraph-rsid="004815a0" style:font-style-asian="italic" style:font-weight-asian="bold" style:font-style-complex="italic" style:font-weight-complex="bold"/>
    </style:style>
    <style:style style:name="P60" style:family="paragraph" style:parent-style-name="Standard">
      <style:text-properties fo:font-style="italic" style:text-underline-style="none" fo:font-weight="bold" officeooo:rsid="004815a0" officeooo:paragraph-rsid="0049bf8c" style:font-style-asian="italic" style:font-weight-asian="bold" style:font-style-complex="italic" style:font-weight-complex="bold"/>
    </style:style>
    <style:style style:name="P61" style:family="paragraph" style:parent-style-name="Standard">
      <style:text-properties fo:font-style="italic" style:text-underline-style="none" fo:font-weight="bold" officeooo:rsid="002eff09" officeooo:paragraph-rsid="004d6801" style:font-style-asian="italic" style:font-weight-asian="bold" style:font-style-complex="italic" style:font-weight-complex="bold"/>
    </style:style>
    <style:style style:name="P62" style:family="paragraph" style:parent-style-name="Standard">
      <style:text-properties officeooo:rsid="0039c45b" officeooo:paragraph-rsid="0039c45b"/>
    </style:style>
    <style:style style:name="P63" style:family="paragraph" style:parent-style-name="Standard">
      <style:text-properties officeooo:paragraph-rsid="004b6d6b"/>
    </style:style>
    <style:style style:name="P64" style:family="paragraph" style:parent-style-name="Title">
      <style:text-properties officeooo:paragraph-rsid="003f18c2"/>
    </style:style>
    <style:style style:name="P65" style:family="paragraph" style:parent-style-name="Table_20_Contents">
      <style:paragraph-properties fo:text-align="center" style:justify-single-word="false"/>
      <style:text-properties officeooo:rsid="0039c45b" officeooo:paragraph-rsid="0039c45b"/>
    </style:style>
    <style:style style:name="P66" style:family="paragraph" style:parent-style-name="Table_20_Contents">
      <style:paragraph-properties fo:text-align="center" style:justify-single-word="false"/>
      <style:text-properties officeooo:rsid="0039f576" officeooo:paragraph-rsid="0039f576"/>
    </style:style>
    <style:style style:name="P67" style:family="paragraph" style:parent-style-name="Table_20_Contents">
      <style:text-properties officeooo:rsid="003be327" officeooo:paragraph-rsid="003be327"/>
    </style:style>
    <style:style style:name="P68" style:family="paragraph" style:parent-style-name="Table_20_Contents">
      <style:text-properties officeooo:rsid="003d60a8" officeooo:paragraph-rsid="003d60a8"/>
    </style:style>
    <style:style style:name="P69" style:family="paragraph">
      <style:paragraph-properties fo:text-align="center"/>
    </style:style>
    <style:style style:name="P70" style:family="paragraph">
      <style:paragraph-properties fo:text-align="center"/>
      <style:text-properties fo:font-size="12pt"/>
    </style:style>
    <style:style style:name="P71" style:family="paragraph">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25ddbd" style:font-style-asian="normal" style:font-style-complex="normal"/>
    </style:style>
    <style:style style:name="T3" style:family="text">
      <style:text-properties fo:font-style="normal" officeooo:rsid="00275f39" style:font-style-asian="normal" style:font-style-complex="normal"/>
    </style:style>
    <style:style style:name="T4" style:family="text">
      <style:text-properties fo:font-style="normal" officeooo:rsid="0049bf8c" style:font-style-asian="normal" style:font-style-complex="normal"/>
    </style:style>
    <style:style style:name="T5" style:family="text">
      <style:text-properties fo:font-style="normal" officeooo:rsid="00336bf6" style:font-style-asian="normal" style:font-style-complex="normal"/>
    </style:style>
    <style:style style:name="T6" style:family="text">
      <style:text-properties fo:font-style="normal" officeooo:rsid="004d6801"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033b1" style:font-style-asian="normal" style:font-weight-asian="normal" style:font-style-complex="normal" style:font-weight-complex="normal"/>
    </style:style>
    <style:style style:name="T9" style:family="text">
      <style:text-properties fo:font-style="normal" fo:font-weight="normal" officeooo:rsid="0025ddbd" style:font-style-asian="normal" style:font-weight-asian="normal" style:font-style-complex="normal" style:font-weight-complex="normal"/>
    </style:style>
    <style:style style:name="T10" style:family="text">
      <style:text-properties fo:font-style="normal" fo:font-weight="normal" officeooo:rsid="00275f39" style:font-style-asian="normal" style:font-weight-asian="normal" style:font-style-complex="normal" style:font-weight-complex="normal"/>
    </style:style>
    <style:style style:name="T11" style:family="text">
      <style:text-properties fo:font-style="normal" fo:font-weight="normal" officeooo:rsid="00284d36" style:font-style-asian="normal" style:font-weight-asian="normal" style:font-style-complex="normal" style:font-weight-complex="normal"/>
    </style:style>
    <style:style style:name="T12" style:family="text">
      <style:text-properties fo:font-style="normal" fo:font-weight="normal" officeooo:rsid="002a3ef3" style:font-style-asian="normal" style:font-weight-asian="normal" style:font-style-complex="normal" style:font-weight-complex="normal"/>
    </style:style>
    <style:style style:name="T13" style:family="text">
      <style:text-properties fo:font-style="normal" fo:font-weight="normal" officeooo:rsid="002b834b" style:font-style-asian="normal" style:font-weight-asian="normal" style:font-style-complex="normal" style:font-weight-complex="normal"/>
    </style:style>
    <style:style style:name="T14" style:family="text">
      <style:text-properties fo:font-style="normal" fo:font-weight="normal" officeooo:rsid="002cd6bf" style:font-style-asian="normal" style:font-weight-asian="normal" style:font-style-complex="normal" style:font-weight-complex="normal"/>
    </style:style>
    <style:style style:name="T15" style:family="text">
      <style:text-properties fo:font-style="normal" fo:font-weight="normal" officeooo:rsid="0030eb52" style:font-style-asian="normal" style:font-weight-asian="normal" style:font-style-complex="normal" style:font-weight-complex="normal"/>
    </style:style>
    <style:style style:name="T16" style:family="text">
      <style:text-properties fo:font-style="normal" fo:font-weight="normal" officeooo:rsid="0032c2aa" style:font-style-asian="normal" style:font-weight-asian="normal" style:font-style-complex="normal" style:font-weight-complex="normal"/>
    </style:style>
    <style:style style:name="T17" style:family="text">
      <style:text-properties fo:font-style="normal" fo:font-weight="normal" officeooo:rsid="00336bf6" style:font-style-asian="normal" style:font-weight-asian="normal" style:font-style-complex="normal" style:font-weight-complex="normal"/>
    </style:style>
    <style:style style:name="T18" style:family="text">
      <style:text-properties fo:font-style="normal" fo:font-weight="normal" officeooo:rsid="00341665" style:font-style-asian="normal" style:font-weight-asian="normal" style:font-style-complex="normal" style:font-weight-complex="normal"/>
    </style:style>
    <style:style style:name="T19" style:family="text">
      <style:text-properties fo:font-style="normal" fo:font-weight="normal" officeooo:rsid="0035030f" style:font-style-asian="normal" style:font-weight-asian="normal" style:font-style-complex="normal" style:font-weight-complex="normal"/>
    </style:style>
    <style:style style:name="T20" style:family="text">
      <style:text-properties fo:font-style="normal" fo:font-weight="normal" officeooo:rsid="00362c4e" style:font-style-asian="normal" style:font-weight-asian="normal" style:font-style-complex="normal" style:font-weight-complex="normal"/>
    </style:style>
    <style:style style:name="T21" style:family="text">
      <style:text-properties fo:font-style="normal" fo:font-weight="normal" officeooo:rsid="0036afe2" style:font-style-asian="normal" style:font-weight-asian="normal" style:font-style-complex="normal" style:font-weight-complex="normal"/>
    </style:style>
    <style:style style:name="T22" style:family="text">
      <style:text-properties fo:font-style="normal" fo:font-weight="normal" officeooo:rsid="00389ab1" style:font-style-asian="normal" style:font-weight-asian="normal" style:font-style-complex="normal" style:font-weight-complex="normal"/>
    </style:style>
    <style:style style:name="T23" style:family="text">
      <style:text-properties fo:font-style="normal" fo:font-weight="normal" officeooo:rsid="0049bf8c" style:font-style-asian="normal" style:font-weight-asian="normal" style:font-style-complex="normal" style:font-weight-complex="normal"/>
    </style:style>
    <style:style style:name="T24" style:family="text">
      <style:text-properties fo:font-style="normal" fo:font-weight="normal" officeooo:rsid="004d6801" style:font-style-asian="normal" style:font-weight-asian="normal" style:font-style-complex="normal" style:font-weight-complex="normal"/>
    </style:style>
    <style:style style:name="T25" style:family="text">
      <style:text-properties officeooo:rsid="00246f17"/>
    </style:style>
    <style:style style:name="T26" style:family="text">
      <style:text-properties officeooo:rsid="00275f39"/>
    </style:style>
    <style:style style:name="T27" style:family="text">
      <style:text-properties officeooo:rsid="002a3ef3"/>
    </style:style>
    <style:style style:name="T28" style:family="text">
      <style:text-properties officeooo:rsid="002cd6bf"/>
    </style:style>
    <style:style style:name="T29" style:family="text">
      <style:text-properties officeooo:rsid="002eff09"/>
    </style:style>
    <style:style style:name="T30" style:family="text">
      <style:text-properties officeooo:rsid="0030eb52"/>
    </style:style>
    <style:style style:name="T31" style:family="text">
      <style:text-properties officeooo:rsid="00348b70"/>
    </style:style>
    <style:style style:name="T32" style:family="text">
      <style:text-properties officeooo:rsid="00362c4e"/>
    </style:style>
    <style:style style:name="T33" style:family="text">
      <style:text-properties officeooo:rsid="00389ab1"/>
    </style:style>
    <style:style style:name="T34" style:family="text">
      <style:text-properties officeooo:rsid="0039c45b"/>
    </style:style>
    <style:style style:name="T35" style:family="text">
      <style:text-properties officeooo:rsid="0039f576"/>
    </style:style>
    <style:style style:name="T36" style:family="text">
      <style:text-properties officeooo:rsid="003be327"/>
    </style:style>
    <style:style style:name="T37" style:family="text">
      <style:text-properties officeooo:rsid="003f18c2"/>
    </style:style>
    <style:style style:name="T38" style:family="text">
      <style:text-properties officeooo:rsid="0040d873"/>
    </style:style>
    <style:style style:name="T39" style:family="text">
      <style:text-properties officeooo:rsid="00419fd7"/>
    </style:style>
    <style:style style:name="T40" style:family="text">
      <style:text-properties officeooo:rsid="0042f564"/>
    </style:style>
    <style:style style:name="T41" style:family="text">
      <style:text-properties officeooo:rsid="00450392"/>
    </style:style>
    <style:style style:name="T42" style:family="text">
      <style:text-properties officeooo:rsid="0046dad0"/>
    </style:style>
    <style:style style:name="T43" style:family="text">
      <style:text-properties officeooo:rsid="004815a0"/>
    </style:style>
    <style:style style:name="T44" style:family="text">
      <style:text-properties officeooo:rsid="0049bf8c"/>
    </style:style>
    <style:style style:name="T45" style:family="text">
      <style:text-properties officeooo:rsid="004b6d6b"/>
    </style:style>
    <style:style style:name="T46"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66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92in"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in" fo:min-width="0in"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2866in" style:run-through="foreground"/>
    </style:style>
    <style:style style:name="gr9" style:family="graphic">
      <style:graphic-properties draw:stroke="none" svg:stroke-color="#000000" draw:fill="none" draw:fill-color="#ffffff" fo:min-height="0.2992in" style:run-through="foreground"/>
    </style:style>
    <style:style style:name="gr10"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693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516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325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1898in"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ESTION 1:</text:p>
      <text:p text:style-name="P7"/>
      <text:p text:style-name="P10">(1)</text:p>
      <text:p text:style-name="P10"><text:s/>- Year:</text:p>
      <text:p text:style-name="P10"><text:tab/><text:span text:style-name="T7">The relational model was originally proposed in </text:span><text:span text:style-name="T1">1970</text:span><text:span text:style-name="T7">.</text:span></text:p>
      <text:p text:style-name="P3"/>
      <text:p text:style-name="P10">- Major features:</text:p>
      <text:p text:style-name="P10"><text:tab/><text:span text:style-name="T7">→</text:span><text:span text:style-name="T1">Data independence</text:span><text:span text:style-name="T7"> : </text:span><text:span text:style-name="T8">Relational model introduced the notions of physical and logical data independence that were not present in earlier systems where a change in the data had a direct impact in the applications.</text:span></text:p>
      <text:p text:style-name="P11"><text:span text:style-name="T7"><text:tab/>→</text:span><text:span text:style-name="T1">Declarative query language</text:span><text:span text:style-name="T7">: </text:span><text:span text:style-name="T8">With relational model, it was now possible for the final user to simply describe what he wants and the system will have to compute it by itself (the best way). In the earlier systems users has to do manual navigation to find what they want.</text:span></text:p>
      <text:p text:style-name="P10"><text:span text:style-name="T7"><text:tab/>→</text:span><text:span text:style-name="T1">Mathematical foundation</text:span><text:span text:style-name="T7"> : </text:span><text:span text:style-name="T8">The queries are now expressed in relational algebra/calculus that can help for optimization</text:span></text:p>
      <text:p text:style-name="P10"/>
      <text:p text:style-name="P10"/>
      <text:p text:style-name="P24">(2)</text:p>
      <text:p text:style-name="P24">- Relational algebra</text:p>
      <text:p text:style-name="P24"><draw:frame draw:style-name="fr1" draw:name="Object1" text:anchor-type="as-char" svg:y="-0.152in" svg:width="5.772in" svg:height="0.2134in" draw:z-index="0"><draw:object xlink:href="./Object 1" xlink:type="simple" xlink:show="embed" xlink:actuate="onLoad"/><draw:image xlink:href="./ObjectReplacements/Object 1" xlink:type="simple" xlink:show="embed" xlink:actuate="onLoad"/></draw:frame></text:p>
      <text:p text:style-name="P24"/>
      <text:p text:style-name="P24"><draw:frame draw:style-name="fr1" draw:name="Object2" text:anchor-type="as-char" svg:y="-0.152in" svg:width="3.2453in" svg:height="0.2134in" draw:z-index="1"><draw:object xlink:href="./Object 2" xlink:type="simple" xlink:show="embed" xlink:actuate="onLoad"/><draw:image xlink:href="./ObjectReplacements/Object 2" xlink:type="simple" xlink:show="embed" xlink:actuate="onLoad"/><svg:desc>formula</svg:desc></draw:frame></text:p>
      <text:p text:style-name="P24"/>
      <text:p text:style-name="P24">- SQL:</text:p>
      <text:p text:style-name="P24"/>
      <text:p text:style-name="P4">SELECT DISTINCT S.s_name,</text:p>
      <text:p text:style-name="P4">FROM Students S </text:p>
      <text:p text:style-name="P4">WHERE NOT EXISTS ( </text:p>
      <text:p text:style-name="P4"><text:tab/>SELECT C.cid </text:p>
      <text:p text:style-name="P4"><text:tab/>FROM Courses C </text:p>
      <text:p text:style-name="P4"><text:tab/>WHERE C.prof_name like '%Franklin%' AND NOT EXISTS ( </text:p>
      <text:p text:style-name="P4"><text:tab/><text:tab/>SELECT R.cid </text:p>
      <text:p text:style-name="P4"><text:tab/><text:tab/>FROM Registerd R </text:p>
      <text:p text:style-name="P4"><text:tab/><text:tab/>WHERE R.cid = C.cid AND R.sid = S.sid)) </text:p>
      <text:p text:style-name="P3"/>
      <text:p text:style-name="P7"/>
      <text:p text:style-name="P7"/>
      <text:p text:style-name="P32">QUESTION <text:span text:style-name="T25">2</text:span>:</text:p>
      <text:p text:style-name="P8"/>
      <text:p text:style-name="P12">(1) <text:span text:style-name="T25">Access methods</text:span></text:p>
      <text:p text:style-name="P12"><text:s/>- <text:span text:style-name="T25">File scan</text:span>:</text:p>
      <text:p text:style-name="P12"><text:tab/><text:span text:style-name="T9">Here the number of I/o needed will be</text:span><text:span text:style-name="T7"> </text:span><text:span text:style-name="T3">5</text:span><text:span text:style-name="T2">00</text:span><text:span text:style-name="T7">.</text:span></text:p>
      <text:p text:style-name="P7"/>
      <text:p text:style-name="P13"><text:s/>- <text:span text:style-name="T26">Index on city and select age on the fly</text:span>:</text:p>
      <text:p text:style-name="P35"><text:tab/>If we assume a uniform distribution of the 200 cities, we then hope to find 10,000/200=50 tuples qualified (in average), those records will fit in 50/20 = 3 pages.</text:p>
      <text:p text:style-name="P14"><text:span text:style-name="T10"><text:tab/></text:span><text:span text:style-name="T11">To find them in the 3, we first need a top down search. With H = 3 the cost is equal to 2 </text:span><text:soft-page-break/><text:span text:style-name="T11">(taken from the A3 solution).</text:span></text:p>
      <text:p text:style-name="P36"><text:tab/>Also a fraction of the leaf pages are qualified and if we keep the hypothesis of uniform distribution, the number of pages is 250/200 = 2.</text:p>
      <text:p text:style-name="P36"><text:tab/>The total I/O cost is then 2+2+3 =7 </text:p>
      <text:p text:style-name="P14"/>
      <text:p text:style-name="P14"><text:s/>- <text:span text:style-name="T26">Index on age and select city on the fly</text:span>:</text:p>
      <text:p text:style-name="P14"><text:span text:style-name="T10"><text:tab/></text:span><text:span text:style-name="T11">Keeping the same logic to find the records in the tree, we first need a top down search. With H = 3 the cost is equal to 2 (taken from the A3 solution).</text:span></text:p>
      <text:p text:style-name="P36"><text:tab/>Also a fraction of the leaf pages are qualified and if we keep the hypothesis of uniform distribution, the number of pages is 250/50 = 5.</text:p>
      <text:p text:style-name="P36"><text:tab/>The difference now is the fact that we now need to pay 1 I/O for each record. If we keep the hypothesis of uniform distribution, we will have in average 10000/50 = 200 records to get.</text:p>
      <text:p text:style-name="P36"><text:tab/>The total I/O cost is then 2+5+200 = 207 </text:p>
      <text:p text:style-name="P14"/>
      <text:p text:style-name="P25"><text:span text:style-name="T7">The most efficient acce</text:span><text:span text:style-name="T12">s</text:span><text:span text:style-name="T7">s method will then be </text:span><text:span text:style-name="T26">Index on city and select age on the fly.</text:span></text:p>
      <text:p text:style-name="P25"/>
      <text:p text:style-name="P25"/>
      <text:p text:style-name="P15">(<text:span text:style-name="T28">2</text:span>) <text:span text:style-name="T27">Join cost:</text:span></text:p>
      <text:p text:style-name="P15"><text:s/>- <text:span text:style-name="T27">block nested loops</text:span>:</text:p>
      <text:p text:style-name="P16"><text:span text:style-name="T7"><text:tab/></text:span><text:span text:style-name="T13">Cost: Scan of outer + #outer blocks * scan of inner (outer is the smaller relation)</text:span></text:p>
      <text:p text:style-name="P37"><text:tab/>Cost = 500 + [500/32-2]*800 = 13,833 I/Os</text:p>
      <text:p text:style-name="P9"/>
      <text:p text:style-name="P15"><text:s/>- <text:span text:style-name="T27">sort-merge join</text:span>:</text:p>
      <text:p text:style-name="P16"><text:span text:style-name="T10"><text:tab/></text:span><text:span text:style-name="T13">U = max(M, N) = 800 and we have B=32&gt;sqrt(U).</text:span></text:p>
      <text:p text:style-name="P37"><text:tab/>→ Cost = 3*(800+500) = 3,900 I/Os</text:p>
      <text:p text:style-name="P15"/>
      <text:p text:style-name="P15"><text:s/>- <text:span text:style-name="T27">hash join</text:span>:</text:p>
      <text:p text:style-name="P17"><text:span text:style-name="T7"><text:tab/></text:span><text:span text:style-name="T14">For the given memory the I/O cost will also be less than </text:span><text:span text:style-name="T13">3*(800+500) = 3,900 I/Os</text:span></text:p>
      <text:p text:style-name="P17"/>
      <text:p text:style-name="P17"/>
      <text:p text:style-name="P17">(<text:span text:style-name="T28">3</text:span>) <text:span text:style-name="T28">left-deep query plans:</text:span></text:p>
      <text:p text:style-name="P26"/>
      <text:p text:style-name="P25"><draw:custom-shape text:anchor-type="paragraph" draw:z-index="12" draw:style-name="gr1" draw:text-style-name="P69" svg:width="0.7421in" svg:height="0.4039in" svg:x="2.8583in" svg:y="1.0091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2" draw:text-style-name="P69" svg:x1="3.0142in" svg:y1="1.4126in" svg:x2="2.6626in" svg:y2="1.9724in"><text:p/></draw:line><draw:line text:anchor-type="paragraph" draw:z-index="14" draw:style-name="gr2" draw:text-style-name="P69" svg:x1="3.3528in" svg:y1="1.4126in" svg:x2="3.6909in" svg:y2="1.9071in"><text:p/></draw:line><draw:frame text:anchor-type="paragraph" draw:z-index="15" draw:style-name="gr3" svg:width="0.2862in" svg:height="0.287in" svg:x="4.1598in" svg:y="1.0217in"><draw:text-box><text:p>S</text:p></draw:text-box></draw:frame><draw:custom-shape text:anchor-type="paragraph" draw:z-index="17" draw:style-name="gr1" draw:text-style-name="P69" svg:width="0.6642in" svg:height="0.326in" svg:x="3.3917in" svg:y="0.189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style-name="gr2" draw:text-style-name="P69" svg:x1="3.6in" svg:y1="0.5146in" svg:x2="3.1571in" svg:y2="1.0091in"><text:p/></draw:line><draw:line text:anchor-type="paragraph" draw:z-index="19" draw:style-name="gr2" draw:text-style-name="P69" svg:x1="3.9382in" svg:y1="0.5146in" svg:x2="4.2638in" svg:y2="1.0217in"><text:p/></draw:line><draw:custom-shape text:anchor-type="paragraph" draw:z-index="23" draw:style-name="gr1" draw:text-style-name="P69" svg:width="0.7421in" svg:height="0.4039in" svg:x="5.2409in" svg:y="0.9736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style-name="gr2" draw:text-style-name="P69" svg:x1="5.3969in" svg:y1="1.3772in" svg:x2="5.0453in" svg:y2="1.937in"><text:p/></draw:line><draw:line text:anchor-type="paragraph" draw:z-index="25" draw:style-name="gr2" draw:text-style-name="P69" svg:x1="5.7354in" svg:y1="1.3772in" svg:x2="6.0736in" svg:y2="1.8717in"><text:p/></draw:line><draw:frame text:anchor-type="paragraph" draw:z-index="27" draw:style-name="gr3" svg:width="0.2862in" svg:height="0.287in" svg:x="6.5165in" svg:y="0.9862in"><draw:text-box><text:p>R</text:p></draw:text-box></draw:frame><draw:custom-shape text:anchor-type="paragraph" draw:z-index="28" draw:style-name="gr1" draw:text-style-name="P69" svg:width="0.6642in" svg:height="0.326in" svg:x="5.7744in" svg:y="0.1535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2" draw:text-style-name="P69" svg:x1="5.9827in" svg:y1="0.4791in" svg:x2="5.5398in" svg:y2="0.9736in"><text:p/></draw:line><draw:line text:anchor-type="paragraph" draw:z-index="30" draw:style-name="gr2" draw:text-style-name="P69" svg:x1="6.3209in" svg:y1="0.4791in" svg:x2="6.6465in" svg:y2="0.9862in"><text:p/></draw:line></text:p>
      <text:p text:style-name="P25"/>
      <text:p text:style-name="P7"/>
      <text:p text:style-name="P7"/>
      <text:p text:style-name="P7"/>
      <text:p text:style-name="P7"><draw:custom-shape text:anchor-type="paragraph" draw:z-index="2" draw:style-name="gr1" draw:text-style-name="P69" svg:width="0.7421in" svg:height="0.4039in" svg:x="0.3575in" svg:y="0.1252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2" draw:text-style-name="P69" svg:x1="0.5134in" svg:y1="0.5283in" svg:x2="0.1618in" svg:y2="1.0882in"><text:p/></draw:line><draw:line text:anchor-type="paragraph" draw:z-index="4" draw:style-name="gr2" draw:text-style-name="P69" svg:x1="0.852in" svg:y1="0.5283in" svg:x2="1.1902in" svg:y2="1.0228in"><text:p/></draw:line><draw:custom-shape text:anchor-type="paragraph" draw:z-index="6" draw:style-name="gr1" draw:text-style-name="P69" svg:width="0.6642in" svg:height="0.326in" svg:x="0.8909in" svg:y="-0.6953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style-name="gr2" draw:text-style-name="P69" svg:x1="1.0992in" svg:y1="-0.3693in" svg:x2="0.6563in" svg:y2="0.1252in"><text:p/></draw:line><draw:line text:anchor-type="paragraph" draw:z-index="8" draw:style-name="gr2" draw:text-style-name="P69" svg:x1="1.4374in" svg:y1="-0.3693in" svg:x2="1.763in" svg:y2="0.1378in"><text:p/></draw:line><draw:frame text:anchor-type="paragraph" draw:z-index="9" draw:style-name="gr4" svg:width="0.313in" svg:height="0.2996in" svg:x="1.6465in" svg:y="0.7244in"><draw:text-box><text:p>C</text:p></draw:text-box></draw:frame><draw:custom-shape text:anchor-type="paragraph" draw:z-index="10" draw:style-name="gr1" draw:text-style-name="P69" svg:width="0.6642in" svg:height="0.326in" svg:x="1.3598in" svg:y="0.1291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1" draw:style-name="gr2" draw:text-style-name="P69" svg:x1="1.75in" svg:y1="0.4547in" svg:x2="1.711in" svg:y2="0.724in"><text:p/></draw:line></text:p>
      <text:p text:style-name="P7"/>
      <text:p text:style-name="P7"/>
      <text:p text:style-name="P7"/>
      <text:p text:style-name="P7"><draw:custom-shape text:anchor-type="paragraph" draw:z-index="21" draw:style-name="gr1" draw:text-style-name="P69" svg:width="0.6642in" svg:height="0.326in" svg:x="3.3528in" svg:y="0.1819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style-name="gr1" draw:text-style-name="P69" svg:width="0.6642in" svg:height="0.326in" svg:x="5.7354in" svg:y="0.0984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text:anchor-type="paragraph" draw:z-index="37" draw:style-name="gr3" svg:width="0.2862in" svg:height="0.287in" svg:x="1.0728in" svg:y="0.0646in"><draw:text-box draw:corner-radius="1.0016in"><text:p>S</text:p></draw:text-box></draw:frame><draw:frame text:anchor-type="paragraph" draw:z-index="5" draw:style-name="gr3" svg:width="0.2862in" svg:height="0.287in" svg:x="0.0965in" svg:y="0.1299in"><draw:text-box><text:p>R</text:p></draw:text-box></draw:frame><draw:frame text:anchor-type="paragraph" draw:z-index="16" draw:style-name="gr3" svg:width="0.2862in" svg:height="0.287in" svg:x="2.5717in" svg:y="0.0555in"><draw:text-box><text:p>R</text:p></draw:text-box></draw:frame><draw:frame text:anchor-type="paragraph" draw:z-index="26" draw:style-name="gr3" svg:width="0.2862in" svg:height="0.287in" svg:x="4.9673in" svg:y="0.0201in"><draw:text-box><text:p>S</text:p></draw:text-box></draw:frame></text:p>
      <text:p text:style-name="P7"><draw:line text:anchor-type="paragraph" draw:z-index="22" draw:style-name="gr2" draw:text-style-name="P69" svg:x1="3.7433in" svg:y1="0.1244in" svg:x2="3.7043in" svg:y2="0.3937in"><text:p/></draw:line><draw:line text:anchor-type="paragraph" draw:z-index="33" draw:style-name="gr2" draw:text-style-name="P69" svg:x1="6.1256in" svg:y1="0.0409in" svg:x2="6.0866in" svg:y2="0.3102in"><text:p/></draw:line></text:p>
      <text:p text:style-name="P7"><draw:frame text:anchor-type="paragraph" draw:z-index="31" draw:style-name="gr4" svg:width="0.313in" svg:height="0.2996in" svg:x="6.022in" svg:y="0.1189in"><draw:text-box><text:p>C</text:p></draw:text-box></draw:frame></text:p>
      <text:p text:style-name="P7"><draw:frame text:anchor-type="paragraph" draw:z-index="20" draw:style-name="gr4" svg:width="0.313in" svg:height="0.2996in" svg:x="3.6398in" svg:y="0.0102in"><draw:text-box><text:p>C</text:p></draw:text-box></draw:frame></text:p>
      <text:p text:style-name="P7"/>
      <text:p text:style-name="P1"/>
      <text:p text:style-name="P1"/>
      <text:p text:style-name="P1"/>
      <text:p text:style-name="P1"/>
      <text:p text:style-name="P1"/>
      <text:p text:style-name="P1"><draw:g text:anchor-type="paragraph" draw:z-index="36" draw:style-name="gr5"><draw:custom-shape draw:style-name="gr6" draw:text-style-name="P69" svg:width="0.7421in" svg:height="0.4039in" svg:x="5.3327in" svg:y="0.8563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5.4882in" svg:y1="1.2598in" svg:x2="5.1366in" svg:y2="1.8197in"><text:p/></draw:line><draw:line draw:style-name="gr7" draw:text-style-name="P69" svg:x1="5.8272in" svg:y1="1.2598in" svg:x2="6.1654in" svg:y2="1.7543in"><text:p/></draw:line><draw:frame draw:style-name="gr8" svg:width="0.2862in" svg:height="0.287in" svg:x="6.0618in" svg:y="1.7543in"><draw:text-box><text:p>S</text:p></draw:text-box></draw:frame><draw:frame draw:style-name="gr8" svg:width="0.2862in" svg:height="0.287in" svg:x="6.6083in" svg:y="0.8689in"><draw:text-box><text:p>R</text:p></draw:text-box></draw:frame><draw:custom-shape draw:style-name="gr6" draw:text-style-name="P69" svg:width="0.6642in" svg:height="0.326in" svg:x="5.8657in" svg:y="0.0362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6.074in" svg:y1="0.3618in" svg:x2="5.6311in" svg:y2="0.8563in"><text:p/></draw:line><draw:line draw:style-name="gr7" draw:text-style-name="P69" svg:x1="6.4126in" svg:y1="0.3618in" svg:x2="6.7382in" svg:y2="0.8689in"><text:p/></draw:line><draw:frame draw:style-name="gr9" svg:width="0.313in" svg:height="0.2996in" svg:x="5.0067in" svg:y="2.4146in"><draw:text-box><text:p>C</text:p></draw:text-box></draw:frame><draw:custom-shape draw:style-name="gr6" draw:text-style-name="P69" svg:width="0.6642in" svg:height="0.326in" svg:x="4.7201in" svg:y="1.8197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5.1106in" svg:y1="2.1453in" svg:x2="5.0717in" svg:y2="2.4146in"><text:p/></draw:line></draw:g><draw:g text:anchor-type="paragraph" draw:z-index="35" draw:style-name="gr5"><draw:custom-shape draw:style-name="gr6" draw:text-style-name="P69" svg:width="0.7421in" svg:height="0.4039in" svg:x="2.8319in" svg:y="0.8138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2.987in" svg:y1="1.2173in" svg:x2="2.6354in" svg:y2="1.7772in"><text:p/></draw:line><draw:line draw:style-name="gr7" draw:text-style-name="P69" svg:x1="3.3264in" svg:y1="1.2173in" svg:x2="3.6646in" svg:y2="1.7118in"><text:p/></draw:line><draw:frame draw:style-name="gr8" svg:width="0.2862in" svg:height="0.287in" svg:x="4.1331in" svg:y="0.8264in"><draw:text-box><text:p>S</text:p></draw:text-box></draw:frame><draw:frame draw:style-name="gr8" svg:width="0.2862in" svg:height="0.287in" svg:x="3.6264in" svg:y="1.7748in"><draw:text-box><text:p>R</text:p></draw:text-box></draw:frame><draw:custom-shape draw:style-name="gr6" draw:text-style-name="P69" svg:width="0.6642in" svg:height="0.326in" svg:x="3.365in" svg:y="-0.0063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3.5728in" svg:y1="0.3193in" svg:x2="3.1299in" svg:y2="0.8138in"><text:p/></draw:line><draw:line draw:style-name="gr7" draw:text-style-name="P69" svg:x1="3.9118in" svg:y1="0.3193in" svg:x2="4.2374in" svg:y2="0.8264in"><text:p/></draw:line><draw:frame draw:style-name="gr9" svg:width="0.313in" svg:height="0.2996in" svg:x="2.5059in" svg:y="2.372in"><draw:text-box><text:p>C</text:p></draw:text-box></draw:frame><draw:custom-shape draw:style-name="gr6" draw:text-style-name="P69" svg:width="0.6642in" svg:height="0.326in" svg:x="2.2193in" svg:y="1.7772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2.6098in" svg:y1="2.1028in" svg:x2="2.5709in" svg:y2="2.372in"><text:p/></draw:line></draw:g><text:soft-page-break/></text:p>
      <text:p text:style-name="P1"/>
      <text:p text:style-name="P1"><draw:g text:anchor-type="paragraph" draw:z-index="34" draw:style-name="gr5"><draw:custom-shape draw:style-name="gr6" draw:text-style-name="P69" svg:width="0.7421in" svg:height="0.4039in" svg:x="0.1492in" svg:y="0.822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0.3051in" svg:y1="1.2256in" svg:x2="-0.0465in" svg:y2="1.7854in"><text:p/></draw:line><draw:line draw:style-name="gr7" draw:text-style-name="P69" svg:x1="0.6437in" svg:y1="1.2256in" svg:x2="0.9819in" svg:y2="1.7201in"><text:p/></draw:line><draw:frame draw:style-name="gr8" svg:width="0.2862in" svg:height="0.287in" svg:x="-0.2154in" svg:y="1.85in"><draw:text-box><text:p>S</text:p></draw:text-box></draw:frame><draw:frame draw:style-name="gr8" svg:width="0.2862in" svg:height="0.287in" svg:x="0.9437in" svg:y="1.7831in"><draw:text-box><text:p>R</text:p></draw:text-box></draw:frame><draw:custom-shape draw:style-name="gr6" draw:text-style-name="P69" svg:width="0.6642in" svg:height="0.326in" svg:x="0.6827in" svg:y="0.002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0.8909in" svg:y1="0.3272in" svg:x2="0.448in" svg:y2="0.8217in"><text:p/></draw:line><draw:line draw:style-name="gr7" draw:text-style-name="P69" svg:x1="1.2291in" svg:y1="0.3272in" svg:x2="1.5547in" svg:y2="0.8343in"><text:p/></draw:line><draw:frame draw:style-name="gr9" svg:width="0.313in" svg:height="0.2996in" svg:x="1.4382in" svg:y="1.4213in"><draw:text-box><text:p>C</text:p></draw:text-box></draw:frame><draw:custom-shape draw:style-name="gr6" draw:text-style-name="P69" svg:width="0.6642in" svg:height="0.326in" svg:x="1.1512in" svg:y="0.8264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69" svg:x1="1.5417in" svg:y1="1.152in" svg:x2="1.5028in" svg:y2="1.4213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65" draw:style-name="gr1" draw:text-style-name="P69" svg:width="0.6642in" svg:height="0.326in" svg:x="5.3311in" svg:y="0.189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54" draw:style-name="gr1" draw:text-style-name="P69" svg:width="0.6642in" svg:height="0.326in" svg:x="3.0665in" svg:y="0.0591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43" draw:style-name="gr1" draw:text-style-name="P70" svg:width="0.6642in" svg:height="0.326in" svg:x="0.748in" svg:y="0.0118in"><text:p text:style-name="P69"><text:span text:style-name="T46">Jo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4" draw:style-name="gr2" draw:text-style-name="P70" svg:x1="0.9559in" svg:y1="0.3374in" svg:x2="0.513in" svg:y2="0.8323in"><text:p/></draw:line><draw:line text:anchor-type="paragraph" draw:z-index="45" draw:style-name="gr2" draw:text-style-name="P70" svg:x1="1.2945in" svg:y1="0.3374in" svg:x2="1.6201in" svg:y2="0.8449in"><text:p/></draw:line><draw:line text:anchor-type="paragraph" draw:z-index="66" draw:style-name="gr2" draw:text-style-name="P69" svg:x1="5.5394in" svg:y1="0.1311in" svg:x2="5.0965in" svg:y2="0.6256in"><text:p/></draw:line><draw:line text:anchor-type="paragraph" draw:z-index="67" draw:style-name="gr2" draw:text-style-name="P69" svg:x1="5.878in" svg:y1="0.1311in" svg:x2="6.2035in" svg:y2="0.6382in"><text:p/></draw:line></text:p>
      <text:p text:style-name="P1"><draw:line text:anchor-type="paragraph" draw:z-index="55" draw:style-name="gr2" draw:text-style-name="P69" svg:x1="3.2748in" svg:y1="0.0016in" svg:x2="2.8319in" svg:y2="0.4961in"><text:p/></draw:line><draw:line text:anchor-type="paragraph" draw:z-index="56" draw:style-name="gr2" draw:text-style-name="P69" svg:x1="3.6134in" svg:y1="0.0016in" svg:x2="3.939in" svg:y2="0.5087in"><text:p/></draw:line></text:p>
      <text:p text:style-name="P1"/>
      <text:p text:style-name="P1"><draw:custom-shape text:anchor-type="paragraph" draw:z-index="49" draw:style-name="gr1" draw:text-style-name="P69" svg:width="0.7421in" svg:height="0.4039in" svg:x="3.4445in" svg:y="0.1126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2" draw:style-name="gr3" svg:width="0.2862in" svg:height="0.287in" svg:x="2.6634in" svg:y="0.1126in"><draw:text-box draw:corner-radius="0.0252in"><text:p>S</text:p></draw:text-box></draw:frame><draw:custom-shape text:anchor-type="paragraph" draw:z-index="60" draw:style-name="gr1" draw:text-style-name="P69" svg:width="0.7421in" svg:height="0.4039in" svg:x="5.8008in" svg:y="0.0508in"><text:p text:style-name="P69">Jo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4" draw:style-name="gr3" svg:width="0.2862in" svg:height="0.287in" svg:x="4.902in" svg:y="0.0508in"><draw:text-box draw:corner-radius="0.8193in"><text:p>R</text:p></draw:text-box></draw:frame></text:p>
      <text:p text:style-name="P1"><draw:custom-shape text:anchor-type="paragraph" draw:z-index="47" draw:style-name="gr1" draw:text-style-name="P70" svg:width="0.665in" svg:height="0.3268in" svg:x="0.1484in" svg:y="0.0654in"><text:p text:style-name="P69"><text:span text:style-name="T46">cid=44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1" draw:text-style-name="P70" svg:width="0.7425in" svg:height="0.4043in" svg:x="1.178in" svg:y="0.0654in"><text:p text:style-name="P69"><text:span text:style-name="T46">Jo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draw:line text:anchor-type="paragraph" draw:z-index="50" draw:style-name="gr2" draw:text-style-name="P69" svg:x1="3.6in" svg:y1="0.1327in" svg:x2="3.2484in" svg:y2="0.6925in"><text:p/></draw:line><draw:line text:anchor-type="paragraph" draw:z-index="51" draw:style-name="gr2" draw:text-style-name="P69" svg:x1="3.939in" svg:y1="0.1327in" svg:x2="4.2772in" svg:y2="0.6272in"><text:p/></draw:line><draw:line text:anchor-type="paragraph" draw:z-index="61" draw:style-name="gr2" draw:text-style-name="P69" svg:x1="5.9563in" svg:y1="0.0709in" svg:x2="5.6047in" svg:y2="0.6307in"><text:p/></draw:line><draw:line text:anchor-type="paragraph" draw:z-index="62" draw:style-name="gr2" draw:text-style-name="P69" svg:x1="6.2953in" svg:y1="0.0709in" svg:x2="6.6335in" svg:y2="0.5654in"><text:p/></draw:line></text:p>
      <text:p text:style-name="P30"><draw:line text:anchor-type="paragraph" draw:z-index="48" draw:style-name="gr2" draw:text-style-name="P70" svg:x1="0.539in" svg:y1="0.0083in" svg:x2="0.5in" svg:y2="0.2776in"><text:p/></draw:line><draw:line text:anchor-type="paragraph" draw:z-index="39" draw:style-name="gr2" draw:text-style-name="P70" svg:x1="1.3339in" svg:y1="0.0858in" svg:x2="0.9823in" svg:y2="0.6461in"><text:p/></draw:line><draw:line text:anchor-type="paragraph" draw:z-index="40" draw:style-name="gr2" draw:text-style-name="P70" svg:x1="1.6724in" svg:y1="0.0858in" svg:x2="2.0106in" svg:y2="0.5807in"><text:p/></draw:line></text:p>
      <text:p text:style-name="P30"><draw:frame text:anchor-type="paragraph" draw:z-index="46" draw:style-name="gr11" draw:text-style-name="P71" svg:width="0.3134in" svg:height="0.1925in" svg:x="0.4354in" svg:y="0.0862in"><draw:text-box><text:p><text:span text:style-name="T46">C</text:span></text:p></draw:text-box></draw:frame><draw:frame text:anchor-type="paragraph" draw:z-index="63" draw:style-name="gr3" svg:width="0.2862in" svg:height="0.287in" svg:x="6.5299in" svg:y="0.1819in"><draw:text-box><text:p>S</text:p></draw:text-box></draw:frame></text:p>
      <text:p text:style-name="P30"><draw:frame text:anchor-type="paragraph" draw:z-index="53" draw:style-name="gr3" svg:width="0.2862in" svg:height="0.287in" svg:x="4.239in" svg:y="0.1154in"><draw:text-box><text:p>R</text:p></draw:text-box></draw:frame><draw:custom-shape text:anchor-type="paragraph" draw:z-index="58" draw:style-name="gr1" draw:text-style-name="P69" svg:width="0.6642in" svg:height="0.326in" svg:x="2.8319in" svg:y="0.1173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 draw:text-style-name="P69" svg:width="0.6642in" svg:height="0.326in" svg:x="5.1882in" svg:y="0.0555in"><text:p text:style-name="P69">cid=44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draw:frame text:anchor-type="paragraph" draw:z-index="41" draw:style-name="gr10" draw:text-style-name="P71" svg:width="0.2862in" svg:height="0.1925in" svg:x="0.8134in" svg:y="0.1354in"><draw:text-box><text:p><text:span text:style-name="T46">S</text:span></text:p></draw:text-box></draw:frame><draw:frame text:anchor-type="paragraph" draw:z-index="42" draw:style-name="gr10" draw:text-style-name="P71" svg:width="0.2862in" svg:height="0.1925in" svg:x="1.8291in" svg:y="0.0055in"><draw:text-box><text:p><text:span text:style-name="T46">R</text:span></text:p></draw:text-box></draw:frame><draw:line text:anchor-type="paragraph" draw:z-index="70" draw:style-name="gr2" draw:text-style-name="P69" svg:x1="5.5787in" svg:y1="0.1898in" svg:x2="5.5398in" svg:y2="0.4591in"><text:p/></draw:line></text:p>
      <text:p text:style-name="P30"><draw:line text:anchor-type="paragraph" draw:z-index="59" draw:style-name="gr2" draw:text-style-name="P69" svg:x1="3.2224in" svg:y1="0.0598in" svg:x2="3.1835in" svg:y2="0.3291in"><text:p/></draw:line></text:p>
      <text:p text:style-name="P30"><draw:frame text:anchor-type="paragraph" draw:z-index="57" draw:style-name="gr4" svg:width="0.313in" svg:height="0.2996in" svg:x="3.1189in" svg:y="0.1374in"><draw:text-box><text:p>C</text:p></draw:text-box></draw:frame><draw:frame text:anchor-type="paragraph" draw:z-index="68" draw:style-name="gr4" svg:width="0.313in" svg:height="0.2996in" svg:x="5.4752in" svg:y="0.0756in"><draw:text-box><text:p>C</text:p></draw:text-box></draw:frame></text:p>
      <text:p text:style-name="P30"/>
      <text:p text:style-name="P30"/>
      <text:p text:style-name="P30"/>
      <text:p text:style-name="P30">Those are the plans for different order. To those plans we have to add combinations of different access methods (sequential, use of index, …) and the different types of joints possible (has,h, sort-merge, ...)</text:p>
      <text:p text:style-name="P1"/>
      <text:p text:style-name="P1"/>
      <text:p text:style-name="P1"/>
      <text:p text:style-name="P18">(<text:span text:style-name="T28">3</text:span>) <text:span text:style-name="T29">Query:</text:span></text:p>
      <text:p text:style-name="P18"/>
      <text:p text:style-name="P18"><draw:ellipse text:anchor-type="paragraph" draw:z-index="71" draw:style-name="gr12" draw:text-style-name="P69" svg:width="0.378in" svg:height="0.3913in" svg:x="0.122in" svg:y="0.0681in"><text:p text:style-name="P69">C1</text:p></draw:ellipse><draw:ellipse text:anchor-type="paragraph" draw:z-index="72" draw:style-name="gr12" draw:text-style-name="P69" svg:width="0.4303in" svg:height="0.378in" svg:x="0.8508in" svg:y="0.0425in"><text:p text:style-name="P69">R1</text:p></draw:ellipse><draw:ellipse text:anchor-type="paragraph" draw:z-index="73" draw:style-name="gr12" draw:text-style-name="P69" svg:width="0.4823in" svg:height="0.4433in" svg:x="1.5937in" svg:y="0.0161in"><text:p text:style-name="P69">S</text:p></draw:ellipse><draw:ellipse text:anchor-type="paragraph" draw:z-index="74" draw:style-name="gr12" draw:text-style-name="P69" svg:width="0.4433in" svg:height="0.4043in" svg:x="2.5047in" svg:y="0.1071in"><text:p text:style-name="P69">R2</text:p></draw:ellipse></text:p>
      <text:p text:style-name="P18"><draw:ellipse text:anchor-type="paragraph" draw:z-index="75" draw:style-name="gr12" draw:text-style-name="P69" svg:width="0.4303in" svg:height="0.3394in" svg:x="3.2992in" svg:y="0.0327in"><text:p text:style-name="P69">C2</text:p></draw:ellipse><draw:line text:anchor-type="paragraph" draw:z-index="76" draw:style-name="gr13" draw:text-style-name="P69" svg:x1="0.5in" svg:y1="0.0591in" svg:x2="0.8508in" svg:y2="0.0591in"><text:p/></draw:line><draw:line text:anchor-type="paragraph" draw:z-index="77" draw:style-name="gr13" draw:text-style-name="P69" svg:x1="1.2807in" svg:y1="0.0457in" svg:x2="1.5941in" svg:y2="0.0591in"><text:p/></draw:line><draw:line text:anchor-type="paragraph" draw:z-index="78" draw:style-name="gr13" draw:text-style-name="P69" svg:x1="2.0756in" svg:y1="0.0591in" svg:x2="2.5047in" svg:y2="0.0717in"><text:p/></draw:line><draw:line text:anchor-type="paragraph" draw:z-index="79" draw:style-name="gr13" draw:text-style-name="P69" svg:x1="2.948in" svg:y1="0.1236in" svg:x2="3.2996in" svg:y2="0.137in"><text:p/></draw:line></text:p>
      <text:p text:style-name="P18"/>
      <text:p text:style-name="P18"/>
      <text:p text:style-name="P19"><text:s/>- <text:span text:style-name="T30">k=2</text:span>:</text:p>
      <text:p text:style-name="P57"><text:span text:style-name="T7"><text:tab/></text:span><text:span text:style-name="T15">find the best plans for C1-R1, R1-C1, R1-S, S-R1, S-R2, R2-S, R2-C2, C2-R2 </text:span><text:span text:style-name="T17">= </text:span><text:span text:style-name="T5">8 </text:span><text:span text:style-name="T6">plans considered.</text:span></text:p>
      <text:p text:style-name="P57"><text:span text:style-name="T15"><text:tab/>Store (C1-R1), <text:s/>(R1-S), (S-R2), <text:s/>(R2-C2) </text:span><text:span text:style-name="T18">= 4</text:span></text:p>
      <text:p text:style-name="P27"/>
      <text:p text:style-name="P27">- <text:span text:style-name="T30">k=3:</text:span></text:p>
      <text:p text:style-name="P61"><text:tab/><text:span text:style-name="T15">find the best:</text:span><text:span text:style-name="T30"> </text:span><text:span text:style-name="T15">(C1-R1)-S, S-(C1-R1), </text:span><text:span text:style-name="T17">C1-</text:span><text:span text:style-name="T15">(R1-S), (R1-S)-</text:span><text:span text:style-name="T17">C1</text:span><text:span text:style-name="T15">, (R1-S)-R2, R2-(R1-S), (S-R2)-C2, C2-(S-R2), (S-R2)-</text:span><text:span text:style-name="T17">R1, R1-</text:span><text:span text:style-name="T15">(S-R2), </text:span><text:span text:style-name="T17">(R2-C2)-S, S-(R2-C2) = </text:span><text:span text:style-name="T24">12</text:span><text:span text:style-name="T5"> </text:span><text:span text:style-name="T6">plans considered.</text:span></text:p>
      <text:p text:style-name="P28"><text:soft-page-break/><text:tab/><text:span text:style-name="T15">Store : (C1-R1-S), (R1-S-R2), (S-R2-C2) </text:span><text:span text:style-name="T17">= 3</text:span></text:p>
      <text:p text:style-name="P28"/>
      <text:p text:style-name="P28">- <text:span text:style-name="T30">k=4:</text:span></text:p>
      <text:p text:style-name="P61"><text:span text:style-name="T15"><text:tab/>find the best plans for <text:s/>(C1-R1-S)-</text:span><text:span text:style-name="T16">R2</text:span><text:span text:style-name="T15">, </text:span><text:span text:style-name="T16">R2-</text:span><text:span text:style-name="T15">(C1-R1-S), (R1-S-R2)-</text:span><text:span text:style-name="T16">C2, C2-</text:span><text:span text:style-name="T15">(R1-S-R2), (R1-S-R2)-</text:span><text:span text:style-name="T17">C1, C1-</text:span><text:span text:style-name="T15">(R1-S-R2) </text:span><text:span text:style-name="T18">= </text:span><text:span text:style-name="T24">6</text:span><text:span text:style-name="T5"> </text:span><text:span text:style-name="T6">plans considered</text:span></text:p>
      <text:p text:style-name="P29"><text:span text:style-name="T15"><text:tab/></text:span><text:span text:style-name="T17">store </text:span><text:span text:style-name="T15">(C1-R1-S-</text:span><text:span text:style-name="T16">R2</text:span><text:span text:style-name="T17">)</text:span><text:span text:style-name="T15">, (R1-S-R2-</text:span><text:span text:style-name="T16">C2</text:span><text:span text:style-name="T17">) </text:span><text:span text:style-name="T18">= 2</text:span></text:p>
      <text:p text:style-name="P29"/>
      <text:p text:style-name="P29">- <text:span text:style-name="T30">k=5:</text:span></text:p>
      <text:p text:style-name="P61"><text:span text:style-name="T15"><text:tab/>find the best plans for (C1-R1-S-</text:span><text:span text:style-name="T16">R2</text:span><text:span text:style-name="T17">)-C2</text:span><text:span text:style-name="T15">, </text:span><text:span text:style-name="T17">C2-</text:span><text:span text:style-name="T15">(C1-R1-S-</text:span><text:span text:style-name="T16">R2</text:span><text:span text:style-name="T17">),</text:span><text:span text:style-name="T15"> (R1-S-R2-</text:span><text:span text:style-name="T16">C2</text:span><text:span text:style-name="T17">)-C1, C1-</text:span><text:span text:style-name="T15">(R1-S-R2-</text:span><text:span text:style-name="T16">C2</text:span><text:span text:style-name="T17">) </text:span><text:span text:style-name="T18">= </text:span><text:span text:style-name="T24">4</text:span><text:span text:style-name="T5"> </text:span><text:span text:style-name="T6">plans considered</text:span></text:p>
      <text:p text:style-name="P29"><text:span text:style-name="T15"><text:tab/></text:span><text:span text:style-name="T17">Store </text:span><text:span text:style-name="T15">(C1-R1-S-</text:span><text:span text:style-name="T16">R2-</text:span><text:span text:style-name="T17">C2) </text:span><text:span text:style-name="T18">=1</text:span></text:p>
      <text:p text:style-name="P5"/>
      <text:p text:style-name="P5"/>
      <text:p text:style-name="Title">QUESTION <text:span text:style-name="T29">3</text:span>:</text:p>
      <text:p text:style-name="P1"/>
      <text:p text:style-name="P20">(<text:span text:style-name="T31">1</text:span>) <text:span text:style-name="T31">V usable:</text:span></text:p>
      <text:p text:style-name="P20"/>
      <text:p text:style-name="P6">V is not enough to answer Q. But we can join it with the table advise to answer Q.</text:p>
      <text:p text:style-name="P6">Q can be rewrite as</text:p>
      <text:p text:style-name="P6">Select Advises.prof, Advises.student, V.quarter </text:p>
      <text:p text:style-name="P6">From V, Advises </text:p>
      <text:p text:style-name="P6">Where </text:p>
      <text:p text:style-name="P6"><text:tab/>Advises.prof=V.prof and </text:p>
      <text:p text:style-name="P6"><text:tab/>Advises.student=V.student </text:p>
      <text:p text:style-name="P2"/>
      <text:p text:style-name="P2"/>
      <text:p text:style-name="P21">(<text:span text:style-name="T32">2</text:span>) </text:p>
      <text:p text:style-name="P22"><text:tab/><text:span text:style-name="T32">(a) </text:span><text:span text:style-name="T19">I don't think that V is usable to answer Q </text:span><text:span text:style-name="T21">because</text:span><text:span text:style-name="T20"> </text:span><text:span text:style-name="T22">in V we have the constraint that the teacher has thougth the student (has thougth a course undertook by the student)</text:span></text:p>
      <text:p text:style-name="P6"><text:s/><text:tab/></text:p>
      <text:p text:style-name="P6"><text:tab/>(b) For Q'' I will just add the constraint Advises.prof=Teaches.prof</text:p>
      <text:p text:style-name="P6"><text:tab/></text:p>
      <text:p text:style-name="P63"><text:span text:style-name="T33">(c) With those index, computing V can be very efficient (joins algorithm). We just have to write tuples on disk sorted by that index to make sure it is clustered.</text:span></text:p>
      <text:p text:style-name="P63"><text:span text:style-name="T45">To compute Q'' the join with the view V will be more efficient. </text:span></text:p>
      <text:p text:style-name="P2"/>
      <text:p text:style-name="P2"/>
      <text:p text:style-name="P2"/>
      <text:p text:style-name="P2"/>
      <text:p text:style-name="P33">QUESTION <text:span text:style-name="T33">4</text:span>:</text:p>
      <text:p text:style-name="P31"/>
      <text:p text:style-name="P50">(<text:span text:style-name="T31">1</text:span>)</text:p>
      <text:p text:style-name="P50"><draw:frame text:anchor-type="paragraph" draw:z-index="85" draw:style-name="gr18" svg:width="0.1961in" svg:height="0.2197in" svg:x="2.4398in" svg:y="0.0016in"><draw:text-box><text:p>B,</text:p></draw:text-box></draw:frame><text:span text:style-name="T33">- Precedence graph:</text:span></text:p>
      <text:p text:style-name="P23"><draw:frame text:anchor-type="paragraph" draw:z-index="80" draw:style-name="gr14" svg:width="0.3386in" svg:height="0.3516in" svg:x="1.7744in" svg:y="0.122in"><draw:text-box><text:p>T1</text:p></draw:text-box></draw:frame><draw:frame text:anchor-type="paragraph" draw:z-index="81" draw:style-name="gr15" svg:width="0.2343in" svg:height="0.326in" svg:x="3.3398in" svg:y="0.1362in"><draw:text-box><text:p>T2</text:p></draw:text-box></draw:frame><draw:custom-shape text:anchor-type="paragraph" draw:z-index="83" draw:style-name="gr17" draw:text-style-name="P71" svg:width="0.6386in" svg:height="0.1587in" svg:x="2.2583in" svg:y="0.0291in"><text:p/><draw:enhanced-geometry svg:viewBox="0 0 21600 21600" draw:mirror-horizontal="false" draw:mirror-vertical="false" draw:text-areas="?f7 ?f0 21600 ?f2" draw:type="left-arrow" draw:modifiers="5391.0149750416 7964.24581005587"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custom-shape text:anchor-type="paragraph" draw:z-index="84" draw:style-name="gr17" draw:text-style-name="P71" svg:width="0.6386in" svg:height="0.1587in" draw:transform="rotate (0.785398163397448) translate (2.77638888888889in 0.536805555555556in)"><text:p/><draw:enhanced-geometry svg:viewBox="0 0 21600 21600" draw:mirror-horizontal="false" draw:mirror-vertical="false" draw:text-areas="?f7 ?f0 21600 ?f2" draw:type="left-arrow" draw:modifiers="5391.0149750416 7964.24581005587"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7" draw:style-name="gr17" draw:text-style-name="P71" svg:width="0.6386in" svg:height="0.1587in" draw:transform="rotate (2.37364778271229) translate (2.3375in 0.610416666666667in)"><text:p/><draw:enhanced-geometry svg:viewBox="0 0 21600 21600" draw:mirror-horizontal="false" draw:mirror-vertical="false" draw:text-areas="?f7 ?f0 21600 ?f2" draw:type="left-arrow" draw:modifiers="5391.0149750416 7964.24581005587"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8" draw:style-name="gr20" svg:width="0.1713in" svg:height="0.1925in" svg:x="2.1126in" svg:y="0.0535in"><draw:text-box><text:p>A</text:p></draw:text-box></draw:frame></text:p>
      <text:p text:style-name="P2"><draw:frame text:anchor-type="paragraph" draw:z-index="86" draw:style-name="gr19" svg:width="0.2087in" svg:height="0.1925in" svg:x="2.7764in" svg:y="0.0252in"><draw:text-box><text:p>C,</text:p></draw:text-box></draw:frame></text:p>
      <text:p text:style-name="P2"><draw:frame text:anchor-type="paragraph" draw:z-index="82" draw:style-name="gr16" draw:text-style-name="P71" svg:width="0.4169in" svg:height="0.313in" svg:x="2.5319in" svg:y="0.1854in"><draw:text-box><text:p><text:span text:style-name="T46">T3</text:span></text:p></draw:text-box></draw:frame></text:p>
      <text:p text:style-name="P2"><text:soft-page-break/></text:p>
      <text:p text:style-name="P62">The graph is acyclic so it is conflict serializable.</text:p>
      <text:p text:style-name="P62">The equivalent serial schedule is T2 → T1 → T3</text:p>
      <text:p text:style-name="P50">(<text:span text:style-name="T34">2</text:span>) <text:span text:style-name="T34">Sequence of actions</text:span></text:p>
      <text:p text:style-name="P50"/>
      <table:table table:name="Table1" table:style-name="Table1">
        <table:table-column table:style-name="Table1.A"/>
        <table:table-column table:style-name="Table1.B"/>
        <table:table-row>
          <table:table-cell table:style-name="Table1.A1" office:value-type="string">
            <text:p text:style-name="P65">Time Stamp</text:p>
          </table:table-cell>
          <table:table-cell table:style-name="Table1.B1" office:value-type="string">
            <text:p text:style-name="P65">Action </text:p>
          </table:table-cell>
        </table:table-row>
        <table:table-row>
          <table:table-cell table:style-name="Table1.A2" office:value-type="string">
            <text:p text:style-name="P65">1</text:p>
          </table:table-cell>
          <table:table-cell table:style-name="Table1.B16" office:value-type="string">
            <text:p text:style-name="P65">T1:S(A)</text:p>
          </table:table-cell>
        </table:table-row>
        <table:table-row>
          <table:table-cell table:style-name="Table1.A2" office:value-type="string">
            <text:p text:style-name="P65">2</text:p>
          </table:table-cell>
          <table:table-cell table:style-name="Table1.B16" office:value-type="string">
            <text:p text:style-name="P65">T1:R(A)</text:p>
          </table:table-cell>
        </table:table-row>
        <table:table-row>
          <table:table-cell table:style-name="Table1.A2" office:value-type="string">
            <text:p text:style-name="P65">3</text:p>
          </table:table-cell>
          <table:table-cell table:style-name="Table1.B16" office:value-type="string">
            <text:p text:style-name="P65">T2:S(B)</text:p>
          </table:table-cell>
        </table:table-row>
        <table:table-row>
          <table:table-cell table:style-name="Table1.A2" office:value-type="string">
            <text:p text:style-name="P65">4</text:p>
          </table:table-cell>
          <table:table-cell table:style-name="Table1.B16" office:value-type="string">
            <text:p text:style-name="P65">T2:R(B)</text:p>
          </table:table-cell>
        </table:table-row>
        <table:table-row>
          <table:table-cell table:style-name="Table1.A2" office:value-type="string">
            <text:p text:style-name="P65">5</text:p>
          </table:table-cell>
          <table:table-cell table:style-name="Table1.B16" office:value-type="string">
            <text:p text:style-name="P65">T1:X(B)</text:p>
          </table:table-cell>
        </table:table-row>
        <table:table-row>
          <table:table-cell table:style-name="Table1.A2" office:value-type="string">
            <text:p text:style-name="P65">6</text:p>
          </table:table-cell>
          <table:table-cell table:style-name="Table1.B16" office:value-type="string">
            <text:p text:style-name="P65">T1: blocked</text:p>
          </table:table-cell>
        </table:table-row>
        <table:table-row>
          <table:table-cell table:style-name="Table1.A2" office:value-type="string">
            <text:p text:style-name="P65">7</text:p>
          </table:table-cell>
          <table:table-cell table:style-name="Table1.B16" office:value-type="string">
            <text:p text:style-name="P65">T2: X(C)</text:p>
          </table:table-cell>
        </table:table-row>
        <table:table-row>
          <table:table-cell table:style-name="Table1.A2" office:value-type="string">
            <text:p text:style-name="P65">8</text:p>
          </table:table-cell>
          <table:table-cell table:style-name="Table1.B16" office:value-type="string">
            <text:p text:style-name="P65">T2: W(C)</text:p>
          </table:table-cell>
        </table:table-row>
        <table:table-row>
          <table:table-cell table:style-name="Table1.A2" office:value-type="string">
            <text:p text:style-name="P65">9</text:p>
          </table:table-cell>
          <table:table-cell table:style-name="Table1.B16" office:value-type="string">
            <text:p text:style-name="P65">T3: <text:span text:style-name="T35">S</text:span>(C)</text:p>
          </table:table-cell>
        </table:table-row>
        <table:table-row>
          <table:table-cell table:style-name="Table1.A2" office:value-type="string">
            <text:p text:style-name="P66">10</text:p>
          </table:table-cell>
          <table:table-cell table:style-name="Table1.B16" office:value-type="string">
            <text:p text:style-name="P66">T3: blocked</text:p>
          </table:table-cell>
        </table:table-row>
        <table:table-row>
          <table:table-cell table:style-name="Table1.A2" office:value-type="string">
            <text:p text:style-name="P66">11</text:p>
          </table:table-cell>
          <table:table-cell table:style-name="Table1.B16" office:value-type="string">
            <text:p text:style-name="P66">T2 commit and release locks </text:p>
          </table:table-cell>
        </table:table-row>
        <table:table-row>
          <table:table-cell table:style-name="Table1.A2" office:value-type="string">
            <text:p text:style-name="P66">12</text:p>
          </table:table-cell>
          <table:table-cell table:style-name="Table1.B16" office:value-type="string">
            <text:p text:style-name="P66">T1: resumed (with lock on B)</text:p>
          </table:table-cell>
        </table:table-row>
        <table:table-row>
          <table:table-cell table:style-name="Table1.A2" office:value-type="string">
            <text:p text:style-name="P66">13</text:p>
          </table:table-cell>
          <table:table-cell table:style-name="Table1.B16" office:value-type="string">
            <text:p text:style-name="P66">T1: W(B)</text:p>
          </table:table-cell>
        </table:table-row>
        <table:table-row>
          <table:table-cell table:style-name="Table1.A2" office:value-type="string">
            <text:p text:style-name="P66">14</text:p>
          </table:table-cell>
          <table:table-cell table:style-name="Table1.B16" office:value-type="string">
            <text:p text:style-name="P66">T3: resumed (with lock on c)</text:p>
          </table:table-cell>
        </table:table-row>
        <table:table-row>
          <table:table-cell table:style-name="Table1.A2" office:value-type="string">
            <text:p text:style-name="P66">15</text:p>
          </table:table-cell>
          <table:table-cell table:style-name="Table1.B16" office:value-type="string">
            <text:p text:style-name="P66">T3: R(C)</text:p>
          </table:table-cell>
        </table:table-row>
        <table:table-row>
          <table:table-cell table:style-name="Table1.A2" office:value-type="string">
            <text:p text:style-name="P66">16</text:p>
          </table:table-cell>
          <table:table-cell table:style-name="Table1.B21" office:value-type="string">
            <text:p text:style-name="P66">T3: X(A)</text:p>
          </table:table-cell>
        </table:table-row>
        <table:table-row>
          <table:table-cell table:style-name="Table1.A2" office:value-type="string">
            <text:p text:style-name="P66">17</text:p>
          </table:table-cell>
          <table:table-cell table:style-name="Table1.B21" office:value-type="string">
            <text:p text:style-name="P66">T3: blocked</text:p>
          </table:table-cell>
        </table:table-row>
        <table:table-row>
          <table:table-cell table:style-name="Table1.A2" office:value-type="string">
            <text:p text:style-name="P66">18</text:p>
          </table:table-cell>
          <table:table-cell table:style-name="Table1.B21" office:value-type="string">
            <text:p text:style-name="P66">T1 commit and release locks </text:p>
          </table:table-cell>
        </table:table-row>
        <table:table-row>
          <table:table-cell table:style-name="Table1.A2" office:value-type="string">
            <text:p text:style-name="P66">19</text:p>
          </table:table-cell>
          <table:table-cell table:style-name="Table1.B21" office:value-type="string">
            <text:p text:style-name="P66">T3 resumed with lock on A</text:p>
          </table:table-cell>
        </table:table-row>
        <table:table-row>
          <table:table-cell table:style-name="Table1.A2" office:value-type="string">
            <text:p text:style-name="P66">20</text:p>
          </table:table-cell>
          <table:table-cell table:style-name="Table1.B21" office:value-type="string">
            <text:p text:style-name="P66">T3: W(A)</text:p>
          </table:table-cell>
        </table:table-row>
        <table:table-row>
          <table:table-cell table:style-name="Table1.A2" office:value-type="string">
            <text:p text:style-name="P66">21</text:p>
          </table:table-cell>
          <table:table-cell table:style-name="Table1.B22" office:value-type="string">
            <text:p text:style-name="P66">T3: commit and <text:span text:style-name="T36">releases</text:span> l<text:span text:style-name="T36">o</text:span>cks</text:p>
          </table:table-cell>
        </table:table-row>
      </table:table>
      <text:p text:style-name="P50"/>
      <text:p text:style-name="P50"/>
      <text:p text:style-name="P51">(<text:span text:style-name="T36">3</text:span>) <text:span text:style-name="T36">Crash recovery</text:span></text:p>
      <text:p text:style-name="P51"/>
      <text:p text:style-name="P39">We assume we don't have to redo T1 and T2 because their changes have been written to dis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7">LSN</text:p>
          </table:table-cell>
          <table:table-cell table:style-name="Table2.A1" office:value-type="string">
            <text:p text:style-name="P67">XACTID</text:p>
          </table:table-cell>
          <table:table-cell table:style-name="Table2.A1" office:value-type="string">
            <text:p text:style-name="P67">Type</text:p>
          </table:table-cell>
          <table:table-cell table:style-name="Table2.D1" office:value-type="string">
            <text:p text:style-name="P67">Data</text:p>
          </table:table-cell>
        </table:table-row>
        <table:table-row>
          <table:table-cell table:style-name="Table2.A2" office:value-type="string">
            <text:p text:style-name="P67">1</text:p>
          </table:table-cell>
          <table:table-cell table:style-name="Table2.B2" office:value-type="string">
            <text:p text:style-name="P67">T2</text:p>
          </table:table-cell>
          <table:table-cell table:style-name="Table2.C9" office:value-type="string">
            <text:p text:style-name="P67">Update</text:p>
          </table:table-cell>
          <table:table-cell table:style-name="Table2.D2" office:value-type="string">
            <text:p text:style-name="P67">C</text:p>
          </table:table-cell>
        </table:table-row>
        <table:table-row>
          <table:table-cell table:style-name="Table2.A2" office:value-type="string">
            <text:p text:style-name="P67">2</text:p>
          </table:table-cell>
          <table:table-cell table:style-name="Table2.B3" office:value-type="string">
            <text:p text:style-name="P67">T2</text:p>
          </table:table-cell>
          <table:table-cell table:style-name="Table2.C9" office:value-type="string">
            <text:p text:style-name="P67">Commit</text:p>
          </table:table-cell>
          <table:table-cell table:style-name="Table2.D3" office:value-type="string">
            <text:p text:style-name="Table_20_Contents">-</text:p>
          </table:table-cell>
        </table:table-row>
        <table:table-row>
          <table:table-cell table:style-name="Table2.A2" office:value-type="string">
            <text:p text:style-name="P67">3</text:p>
          </table:table-cell>
          <table:table-cell table:style-name="Table2.B4" office:value-type="string">
            <text:p text:style-name="P67">T1</text:p>
          </table:table-cell>
          <table:table-cell table:style-name="Table2.C9" office:value-type="string">
            <text:p text:style-name="P67">Update</text:p>
          </table:table-cell>
          <table:table-cell table:style-name="Table2.D4" office:value-type="string">
            <text:p text:style-name="P67">B</text:p>
          </table:table-cell>
        </table:table-row>
        <table:table-row>
          <table:table-cell table:style-name="Table2.A2" office:value-type="string">
            <text:p text:style-name="P67">4</text:p>
          </table:table-cell>
          <table:table-cell table:style-name="Table2.B5" office:value-type="string">
            <text:p text:style-name="P67">T1</text:p>
          </table:table-cell>
          <table:table-cell table:style-name="Table2.C9" office:value-type="string">
            <text:p text:style-name="P67">Commit</text:p>
          </table:table-cell>
          <table:table-cell table:style-name="Table2.D5" office:value-type="string">
            <text:p text:style-name="P67"/>
          </table:table-cell>
        </table:table-row>
        <table:table-row>
          <table:table-cell table:style-name="Table2.A2" office:value-type="string">
            <text:p text:style-name="P67">5</text:p>
          </table:table-cell>
          <table:table-cell table:style-name="Table2.B6" office:value-type="string">
            <text:p text:style-name="P67">T3</text:p>
          </table:table-cell>
          <table:table-cell table:style-name="Table2.C9" office:value-type="string">
            <text:p text:style-name="P67">Update</text:p>
          </table:table-cell>
          <table:table-cell table:style-name="Table2.D6" office:value-type="string">
            <text:p text:style-name="P67">A</text:p>
          </table:table-cell>
        </table:table-row>
        <table:table-row>
          <table:table-cell table:style-name="Table2.A2" office:value-type="string">
            <text:p text:style-name="P67">6</text:p>
          </table:table-cell>
          <table:table-cell table:style-name="Table2.B7" office:value-type="string">
            <text:p text:style-name="P68">T3</text:p>
          </table:table-cell>
          <table:table-cell table:style-name="Table2.C9" office:value-type="string">
            <text:p text:style-name="P68">Abort</text:p>
          </table:table-cell>
          <table:table-cell table:style-name="Table2.D7" office:value-type="string">
            <text:p text:style-name="Table_20_Contents"/>
          </table:table-cell>
        </table:table-row>
        <table:table-row>
          <table:table-cell table:style-name="Table2.A2" office:value-type="string">
            <text:p text:style-name="P67">7</text:p>
          </table:table-cell>
          <table:table-cell table:style-name="Table2.B8" office:value-type="string">
            <text:p text:style-name="P68">T3</text:p>
          </table:table-cell>
          <table:table-cell table:style-name="Table2.C9" office:value-type="string">
            <text:p text:style-name="P68">CLR</text:p>
          </table:table-cell>
          <table:table-cell table:style-name="Table2.D8" office:value-type="string">
            <text:p text:style-name="P68">A</text:p>
          </table:table-cell>
        </table:table-row>
        <text:soft-page-break/>
        <table:table-row>
          <table:table-cell table:style-name="Table2.A2" office:value-type="string">
            <text:p text:style-name="P67">8</text:p>
          </table:table-cell>
          <table:table-cell table:style-name="Table2.B9" office:value-type="string">
            <text:p text:style-name="P68">T3</text:p>
          </table:table-cell>
          <table:table-cell table:style-name="Table2.C9" office:value-type="string">
            <text:p text:style-name="P68">end</text:p>
          </table:table-cell>
          <table:table-cell table:style-name="Table2.D9" office:value-type="string">
            <text:p text:style-name="Table_20_Contents"/>
          </table:table-cell>
        </table:table-row>
        <table:table-row>
          <table:table-cell table:style-name="Table2.A2" office:value-type="string">
            <text:p text:style-name="P67">9</text:p>
          </table:table-cell>
          <table:table-cell table:style-name="Table2.B10" office:value-type="string">
            <text:p text:style-name="Table_20_Contents"/>
          </table:table-cell>
          <table:table-cell table:style-name="Table2.C10" office:value-type="string">
            <text:p text:style-name="Table_20_Contents"/>
          </table:table-cell>
          <table:table-cell table:style-name="Table2.D10" office:value-type="string">
            <text:p text:style-name="Table_20_Contents"/>
          </table:table-cell>
        </table:table-row>
      </table:table>
      <text:p text:style-name="P58"/>
      <text:p text:style-name="P64">QUESTION <text:span text:style-name="T37">4</text:span>:</text:p>
      <text:p text:style-name="P52">(<text:span text:style-name="T31">1</text:span>) <text:span text:style-name="T37">Schema:</text:span></text:p>
      <text:p text:style-name="P52"/>
      <text:p text:style-name="P40">create table user(</text:p>
      <text:p text:style-name="P40"><text:tab/>uid int,</text:p>
      <text:p text:style-name="P40"><text:tab/>sname varchar(30),</text:p>
      <text:p text:style-name="P40"><text:tab/>address varchar(40),</text:p>
      <text:p text:style-name="P40"><text:tab/>primary key (uid));</text:p>
      <text:p text:style-name="P40"/>
      <text:p text:style-name="P40">create table friend(</text:p>
      <text:p text:style-name="P40"><text:tab/>uid1 int,</text:p>
      <text:p text:style-name="P40"><text:tab/>uid2 int,</text:p>
      <text:p text:style-name="P40"><text:tab/>date DateTime,</text:p>
      <text:p text:style-name="P40"><text:tab/>primary key (uid1, uid2)</text:p>
      <text:p text:style-name="P40"><text:tab/>foreign key (uid1) references user</text:p>
      <text:p text:style-name="P40"><text:tab/>foreign key (uid2) references user );</text:p>
      <text:p text:style-name="P40"/>
      <text:p text:style-name="P40">create table post(</text:p>
      <text:p text:style-name="P40"><text:tab/>pid int,</text:p>
      <text:p text:style-name="P40"><text:tab/>type varchar(30),</text:p>
      <text:p text:style-name="P40"><text:tab/>date DateTime,</text:p>
      <text:p text:style-name="P40"><text:tab/>content longtext,</text:p>
      <text:p text:style-name="P40"><text:tab/>primary key (pid));</text:p>
      <text:p text:style-name="P40"/>
      <text:p text:style-name="P40">create table user_post(</text:p>
      <text:p text:style-name="P40"><text:tab/>uid int,</text:p>
      <text:p text:style-name="P40"><text:tab/>pid int,</text:p>
      <text:p text:style-name="P40"><text:tab/>type varchar(30),</text:p>
      <text:p text:style-name="P40"><text:tab/>primary key (<text:span text:style-name="T38">uid,</text:span>pid),</text:p>
      <text:p text:style-name="P40"><text:tab/>foreign key (uid) references user,</text:p>
      <text:p text:style-name="P40"><text:tab/>foreign key (pid) references post);</text:p>
      <text:p text:style-name="P40"/>
      <text:p text:style-name="P40">create table message(</text:p>
      <text:p text:style-name="P40"><text:tab/>mid int,</text:p>
      <text:p text:style-name="P40"><text:tab/>date DateTime,</text:p>
      <text:p text:style-name="P40"><text:tab/>content longtext,</text:p>
      <text:p text:style-name="P40"><text:tab/>primary key (mid));</text:p>
      <text:p text:style-name="P40"/>
      <text:p text:style-name="P40">create table msg_participant(</text:p>
      <text:p text:style-name="P40"><text:tab/>uid int,</text:p>
      <text:p text:style-name="P40"><text:tab/>mid int,</text:p>
      <text:p text:style-name="P40"><text:tab/>primary key (<text:span text:style-name="T38">uid,m</text:span>id),</text:p>
      <text:p text:style-name="P40"><text:tab/>foreign key (<text:span text:style-name="T38">u</text:span>id) references user,</text:p>
      <text:p text:style-name="P40"><text:tab/>foreign key (<text:span text:style-name="T38">m</text:span>id) references post);</text:p>
      <text:p text:style-name="P40"/>
      <text:p text:style-name="P40"/>
      <text:p text:style-name="P40"><text:soft-page-break/></text:p>
      <text:p text:style-name="P40"/>
      <text:p text:style-name="P40"/>
      <text:p text:style-name="P41">create table <text:span text:style-name="T38">page</text:span>(</text:p>
      <text:p text:style-name="P41"><text:tab/><text:span text:style-name="T38">url</text:span> varchar(30),</text:p>
      <text:p text:style-name="P41"><text:tab/><text:span text:style-name="T39">owner int,</text:span></text:p>
      <text:p text:style-name="P41"><text:tab/><text:span text:style-name="T38">title</text:span> varchar(<text:span text:style-name="T38">2</text:span>0),</text:p>
      <text:p text:style-name="P41"><text:tab/>content longtext,</text:p>
      <text:p text:style-name="P42"><text:tab/>primary key (<text:span text:style-name="T38">page</text:span>id),</text:p>
      <text:p text:style-name="P42"><text:tab/>foreign key (<text:span text:style-name="T39">owner</text:span>) references user);</text:p>
      <text:p text:style-name="P41"/>
      <text:p text:style-name="P41">create table <text:span text:style-name="T38">click</text:span>(</text:p>
      <text:p text:style-name="P41"><text:tab/>uid int,</text:p>
      <text:p text:style-name="P41"><text:tab/><text:span text:style-name="T38">url</text:span> varchar(30),</text:p>
      <text:p text:style-name="P41"><text:tab/>date DateTime,</text:p>
      <text:p text:style-name="P41"><text:tab/>primary key (<text:span text:style-name="T38">uid,m</text:span>id,<text:span text:style-name="T38">date</text:span>),</text:p>
      <text:p text:style-name="P41"><text:tab/>foreign key (<text:span text:style-name="T38">u</text:span>id) references user,</text:p>
      <text:p text:style-name="P41"><text:tab/>foreign key (<text:span text:style-name="T39">url</text:span>) references <text:span text:style-name="T39">page</text:span>);</text:p>
      <text:p text:style-name="P41"/>
      <text:p text:style-name="P41"/>
      <text:p text:style-name="P53">(<text:span text:style-name="T39">2</text:span>) <text:span text:style-name="T39">OLTP/OLAP:</text:span></text:p>
      <text:p text:style-name="P53"/>
      <text:p text:style-name="P43">The first task is typically an OLTP because it consists of frequents update<text:span text:style-name="T40">s</text:span> of the tables.</text:p>
      <text:p text:style-name="P43">The second however needs an OLTP part (frequent update/retrieval of the pages), and an OLAP for the recommendation part.</text:p>
      <text:p text:style-name="P43"/>
      <text:p text:style-name="P43"/>
      <text:p text:style-name="P54">(<text:span text:style-name="T40">3</text:span>) <text:span text:style-name="T40">DBMS:</text:span></text:p>
      <text:p text:style-name="P45">If I was to design that database I will try to use a mix of all those DBMS types.</text:p>
      <text:p text:style-name="P45">- A distributed OLTP (relational DBMS) : For frequents updates (add a user, delete friendship, …). It will implement the relational schema above</text:p>
      <text:p text:style-name="P45">- Parallel sytems and map-reduce : Manipulate all those information <text:span text:style-name="T41">(Volume and Velocity)</text:span> can not be handle by a single server. Tons <text:span text:style-name="T41">of servers have to run in parallel to be able to deliver a good service (without latency). Also the users are probably located around the world. So it is better to have different servers located in different regions.</text:span></text:p>
      <text:p text:style-name="P48">The use of map-reduce will necessary for certain tasks because it will help to process this large amount of data and use the parallel servers efficiently.</text:p>
      <text:p text:style-name="P48">- OLAP : For decision-making (recommendation, link prediction, users segmentation, ...)</text:p>
      <text:p text:style-name="P44"/>
      <text:p text:style-name="P55">(<text:span text:style-name="T43">4</text:span>) <text:span text:style-name="T42">Optimizer:</text:span></text:p>
      <text:p text:style-name="P46"><text:span text:style-name="T42">I don't think that system R style optimizer is optimal for parallel programming because it does not write intermediate results to temporary files. This is bad if one of the nodes fails, for recovery we will have to start again.</text:span></text:p>
      <text:p text:style-name="P46"><text:span text:style-name="T42">Also, <text:s/>in parallel processing the number of plans to compare will quickly become impracticable. </text:span></text:p>
      <text:p text:style-name="P44"/>
      <text:p text:style-name="P44"/>
      <text:p text:style-name="P56">(<text:span text:style-name="T43">4</text:span>) <text:span text:style-name="T43">First try using map reduce:</text:span></text:p>
      <text:p text:style-name="P60"><text:tab/><text:span text:style-name="T44">Input: <text:s/></text:span><text:span text:style-name="T23">Each node contains tuples of the form &lt;key, value&gt; where key = &lt;user_id, session_id&gt; and value = {list of page_id’s in the session}</text:span></text:p>
      <text:p text:style-name="P59"><text:tab/>Map: <text:span text:style-name="T7">Emit &lt;key,value&gt; where key = all subset</text:span><text:span text:style-name="T23">s of page_id's for a given line, Value = 1</text:span></text:p>
      <text:p text:style-name="P60"><text:span text:style-name="T23"><text:tab/></text:span><text:span text:style-name="T4">Reduce</text:span><text:span text:style-name="T23"> </text:span>: <text:span text:style-name="T23">sum value for given &lt;key, value&gt; tuples. Write if the sum is greater than 1 million</text:span></text:p>
      <text:p text:style-name="P47"/>
      <text:p text:style-name="P47"><text:soft-page-break/></text:p>
      <text:p text:style-name="P47"/>
      <text:p text:style-name="P47"/>
      <text:p text:style-name="P47"><draw:custom-shape text:anchor-type="paragraph" draw:z-index="89" draw:style-name="gr17" svg:width="0.6252in" svg:height="0.8079in" svg:x="0.2398in" svg:y="0.1839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47"><draw:custom-shape text:anchor-type="paragraph" draw:z-index="90" draw:style-name="gr17" svg:width="0.6252in" svg:height="0.8079in" svg:x="2.4272in" svg:y="0.028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91" draw:style-name="gr17" svg:width="0.6252in" svg:height="0.8079in" svg:x="4.6665in" svg:y="0.0535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92" draw:style-name="gr21" draw:text-style-name="P69" svg:width="1.0551in" svg:height="0.5079in" svg:x="0.0311in" svg:y="1.4772in"><text:p text:style-name="P69">map</text:p></draw:rect><draw:rect text:anchor-type="paragraph" draw:z-index="93" draw:style-name="gr21" draw:text-style-name="P69" svg:width="1.0551in" svg:height="0.5079in" svg:x="2.2839in" svg:y="1.4638in"><text:p text:style-name="P69">map</text:p></draw:rect><draw:rect text:anchor-type="paragraph" draw:z-index="94" draw:style-name="gr21" draw:text-style-name="P69" svg:width="1.0551in" svg:height="0.5079in" svg:x="4.5236in" svg:y="1.4772in"><text:p text:style-name="P69">map</text:p></draw:rect><draw:custom-shape text:anchor-type="paragraph" draw:z-index="95" draw:style-name="gr17" svg:width="0.0787in" svg:height="0.4433in" svg:x="0.5126in" svg:y="0.9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6" draw:style-name="gr17" svg:width="0.1043in" svg:height="0.3913in" svg:x="2.7783in" svg:y="0.99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7" draw:style-name="gr17" svg:width="0.0657in" svg:height="0.365in" svg:x="5.0437in" svg:y="1.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98" draw:style-name="gr21" draw:text-style-name="P69" svg:width="5.7941in" svg:height="0.3516in" svg:x="0.0311in" svg:y="2.7925in"><text:p text:style-name="P69">== Barrier ==</text:p></draw:rect><draw:rect text:anchor-type="paragraph" draw:z-index="99" draw:style-name="gr21" draw:text-style-name="P69" svg:width="1.0551in" svg:height="0.5079in" svg:x="0.0311in" svg:y="1.4772in"><text:p text:style-name="P69">map</text:p></draw:rect><draw:rect text:anchor-type="paragraph" draw:z-index="100" draw:style-name="gr21" draw:text-style-name="P69" svg:width="1.0551in" svg:height="0.5079in" svg:x="2.2839in" svg:y="1.4638in"><text:p text:style-name="P69">map</text:p></draw:rect><draw:rect text:anchor-type="paragraph" draw:z-index="101" draw:style-name="gr21" draw:text-style-name="P69" svg:width="1.0551in" svg:height="0.5079in" svg:x="4.5236in" svg:y="1.4772in"><text:p text:style-name="P69">map</text:p></draw:rect><draw:rect text:anchor-type="paragraph" draw:z-index="102" draw:style-name="gr21" draw:text-style-name="P69" svg:width="1.0551in" svg:height="0.5079in" svg:x="1.3465in" svg:y="4.0547in"><text:p text:style-name="P69">map</text:p></draw:rect><draw:rect text:anchor-type="paragraph" draw:z-index="103" draw:style-name="gr21" draw:text-style-name="P69" svg:width="1.0551in" svg:height="0.5079in" svg:x="3.5992in" svg:y="4.0417in"><text:p text:style-name="P69">map</text:p></draw:rect><draw:custom-shape text:anchor-type="paragraph" draw:z-index="104" draw:style-name="gr17" svg:width="0.0787in" svg:height="0.4433in" svg:x="1.828in" svg:y="3.5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5" draw:style-name="gr17" svg:width="0.1043in" svg:height="0.3913in" svg:x="4.0937in" svg:y="3.5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06" draw:style-name="gr21" draw:text-style-name="P69" svg:width="1.0551in" svg:height="0.5079in" svg:x="1.3465in" svg:y="4.0547in"><text:p text:style-name="P69">Reduce</text:p></draw:rect><draw:rect text:anchor-type="paragraph" draw:z-index="107" draw:style-name="gr21" draw:text-style-name="P69" svg:width="1.0551in" svg:height="0.5079in" svg:x="3.5992in" svg:y="4.0417in"><text:p text:style-name="P69">Reduce</text:p></draw:rect><draw:custom-shape text:anchor-type="paragraph" draw:z-index="108" draw:style-name="gr17" svg:width="0.0787in" svg:height="0.4433in" svg:x="0.5126in" svg:y="2.114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9" draw:style-name="gr17" svg:width="0.1043in" svg:height="0.3913in" svg:x="2.7783in" svg:y="2.1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0" draw:style-name="gr17" svg:width="0.0657in" svg:height="0.365in" svg:x="5.0437in" svg:y="2.19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1" draw:style-name="gr17" svg:width="0.0787in" svg:height="0.4433in" svg:x="1.8929in" svg:y="4.77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2" draw:style-name="gr17" svg:width="0.1043in" svg:height="0.3913in" svg:x="4.1591in" svg:y="4.836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3:07:15.253904114</meta:creation-date>
    <dc:date>2016-03-22T11:37:21.464124473</dc:date>
    <meta:editing-duration>P2DT13H5M51S</meta:editing-duration>
    <meta:editing-cycles>15</meta:editing-cycles>
    <meta:generator>LibreOffice/4.2.8.2$Linux_X86_64 LibreOffice_project/420m0$Build-2</meta:generator>
    <meta:document-statistic meta:table-count="2" meta:image-count="0" meta:object-count="2" meta:page-count="8" meta:paragraph-count="231" meta:word-count="1350" meta:character-count="7669" meta:non-whitespace-character-count="6403"/>
  </office:meta>
</office:document-meta>
</file>

<file path=Object 1/content.xml><?xml version="1.0" encoding="utf-8"?>
<math xmlns="http://www.w3.org/1998/Math/MathML" display="block">
  <semantics>
    <mrow>
      <mi mathvariant="normal">ρ</mi>
      <mrow>
        <mo fence="true" stretchy="false">(</mo>
        <mrow>
          <mrow>
            <mi mathvariant="italic">Sneg</mi>
            <mi>,</mi>
            <msub>
              <mi mathvariant="normal">π</mi>
              <mi mathvariant="italic">sid</mi>
            </msub>
            <mrow>
              <mo fence="true" stretchy="false">(</mo>
              <mrow>
                <mrow>
                  <msub>
                    <mi mathvariant="normal">π</mi>
                    <mi mathvariant="italic">sid</mi>
                  </msub>
                  <mrow>
                    <mo fence="true" stretchy="false">(</mo>
                    <mrow>
                      <mi mathvariant="italic">Registered</mi>
                    </mrow>
                    <mo fence="true" stretchy="false">)</mo>
                  </mrow>
                  <mi>X</mi>
                  <msub>
                    <mi mathvariant="normal">π</mi>
                    <mi mathvariant="italic">cid</mi>
                  </msub>
                  <mrow>
                    <mrow>
                      <mo fence="true" stretchy="false">(</mo>
                      <mrow>
                        <mrow>
                          <msub>
                            <mi mathvariant="normal">σ</mi>
                            <mrow>
                              <mrow>
                                <mi mathvariant="italic">profname</mi>
                                <mo stretchy="false">=</mo>
                                <mi>'</mi>
                              </mrow>
                              <mi mathvariant="italic">Franklin</mi>
                              <mi>'</mi>
                            </mrow>
                          </msub>
                          <mrow>
                            <mo fence="true" stretchy="false">(</mo>
                            <mrow>
                              <mi mathvariant="italic">Courses</mi>
                            </mrow>
                            <mo fence="true" stretchy="false">)</mo>
                          </mrow>
                        </mrow>
                      </mrow>
                      <mo fence="true" stretchy="false">)</mo>
                    </mrow>
                    <mo stretchy="false">−</mo>
                    <msub>
                      <mi mathvariant="normal">π</mi>
                      <mrow>
                        <mi mathvariant="italic">sid</mi>
                        <mi>,</mi>
                        <mi mathvariant="italic">cid</mi>
                      </mrow>
                    </msub>
                  </mrow>
                  <mrow>
                    <mo fence="true" stretchy="false">(</mo>
                    <mrow>
                      <mi mathvariant="italic">Registered</mi>
                    </mrow>
                    <mo fence="true" stretchy="false">)</mo>
                  </mrow>
                </mrow>
              </mrow>
              <mo fence="true" stretchy="false">)</mo>
            </mrow>
          </mrow>
        </mrow>
        <mo fence="true" stretchy="false">)</mo>
      </mrow>
    </mrow>
    <annotation encoding="StarMath 5.0">%rho( Sneg, %pi_{sid} ( %pi_{sid}(Registered) X %pi_{cid}(%sigma_{profname='Franklin'}(Courses)) - %pi_{sid,cid}(Registered) ) )

 </annotation>
  </semantics>
</math>
</file>

<file path=Object 2/content.xml><?xml version="1.0" encoding="utf-8"?>
<math xmlns="http://www.w3.org/1998/Math/MathML" display="block">
  <semantics>
    <mrow>
      <msub>
        <mi mathvariant="normal">π</mi>
        <mi mathvariant="italic">sname</mi>
      </msub>
      <mrow>
        <mo fence="true" stretchy="false">(</mo>
        <mrow>
          <mrow>
            <mrow>
              <mo fence="true" stretchy="false">(</mo>
              <mrow>
                <mrow>
                  <msub>
                    <mi mathvariant="normal">π</mi>
                    <mi mathvariant="italic">sid</mi>
                  </msub>
                  <mrow>
                    <mrow>
                      <mo fence="true" stretchy="false">(</mo>
                      <mrow>
                        <mi mathvariant="italic">Regitered</mi>
                      </mrow>
                      <mo fence="true" stretchy="false">)</mo>
                    </mrow>
                    <mo stretchy="false">−</mo>
                    <mi mathvariant="italic">Sneg</mi>
                  </mrow>
                </mrow>
              </mrow>
              <mo fence="true" stretchy="false">)</mo>
            </mrow>
            <mi mathvariant="italic">bowtie</mi>
            <mi mathvariant="italic">Students</mi>
          </mrow>
        </mrow>
        <mo fence="true" stretchy="false">)</mo>
      </mrow>
    </mrow>
    <annotation encoding="StarMath 5.0">%pi_{sname}((%pi_{sid}(Regitered) - Sneg) bowtie Students )
 </annotation>
  </semantics>
</math>
</file>